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note">
      <style:text-properties style:font-name="Courier New"/>
    </style:style>
    <style:style style:name="P2" style:family="paragraph" style:parent-style-name="Footnote">
      <style:text-properties style:font-name="Courier New" officeooo:rsid="000d775f" officeooo:paragraph-rsid="000d775f"/>
    </style:style>
    <style:style style:name="P3" style:family="paragraph" style:parent-style-name="Standard">
      <style:paragraph-properties fo:text-align="center" style:justify-single-word="false"/>
      <style:text-properties style:font-name="Times New Roman" fo:font-size="14pt" fo:language="hr" fo:country="HR" fo:font-weight="bold" officeooo:rsid="000bc0ab" officeooo:paragraph-rsid="000bc0ab" style:font-size-asian="12.25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2pt" fo:language="hr" fo:country="HR" fo:font-weight="bold" officeooo:rsid="000bc0ab" officeooo:paragraph-rsid="000bc0ab" style:font-size-asian="10.5pt" style:font-weight-asian="bold" style:font-size-complex="12pt" style:font-weight-complex="bold"/>
    </style:style>
    <style:style style:name="P5" style:family="paragraph" style:parent-style-name="Standard">
      <style:paragraph-properties fo:text-align="center" style:justify-single-word="false"/>
      <style:text-properties style:font-name="Times New Roman" fo:font-size="12pt" fo:language="hr" fo:country="HR" fo:font-style="normal" fo:font-weight="normal" officeooo:rsid="000bc0ab" officeooo:paragraph-rsid="000bc0ab" style:font-size-asian="10.5pt" style:font-style-asian="normal" style:font-weight-asian="normal" style:font-size-complex="12pt" style:font-style-complex="normal" style:font-weight-complex="normal"/>
    </style:style>
    <style:style style:name="P6"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90ad6" officeooo:paragraph-rsid="00603c8f" style:font-size-asian="9.60000038146973pt" style:font-style-asian="normal" style:font-weight-asian="normal" style:font-size-complex="11pt" style:font-style-complex="normal" style:font-weight-complex="normal"/>
    </style:style>
    <style:style style:name="P7"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03c8f" officeooo:paragraph-rsid="0069c8a0" style:font-size-asian="9.60000038146973pt" style:font-style-asian="normal" style:font-weight-asian="normal" style:font-size-complex="11pt" style:font-style-complex="normal" style:font-weight-complex="normal"/>
    </style:style>
    <style:style style:name="P8" style:family="paragraph" style:parent-style-name="Standard">
      <loext:graphic-properties draw:fill="none"/>
      <style:paragraph-properties fo:text-align="justify" style:justify-single-word="false" fo:background-color="transparent"/>
      <style:text-properties style:font-name="Times New Roman" fo:font-size="11pt" fo:language="hr" fo:country="HR" fo:font-style="normal" fo:font-weight="normal" officeooo:rsid="00655c99" officeooo:paragraph-rsid="00603c8f" style:font-size-asian="9.60000038146973pt" style:font-style-asian="normal" style:font-weight-asian="normal" style:font-size-complex="11pt" style:font-style-complex="normal" style:font-weight-complex="normal"/>
    </style:style>
    <style:style style:name="P9" style:family="paragraph" style:parent-style-name="Standard">
      <loext:graphic-properties draw:fill="none"/>
      <style:paragraph-properties fo:text-align="justify" style:justify-single-word="false" fo:background-color="transparent"/>
      <style:text-properties officeooo:paragraph-rsid="00603c8f"/>
    </style:style>
    <style:style style:name="P10" style:family="paragraph" style:parent-style-name="Standard">
      <loext:graphic-properties draw:fill="none"/>
      <style:paragraph-properties fo:text-align="justify" style:justify-single-word="false" fo:background-color="transparent"/>
      <style:text-properties officeooo:paragraph-rsid="006677a2"/>
    </style:style>
    <style:style style:name="P11" style:family="paragraph" style:parent-style-name="Standard">
      <loext:graphic-properties draw:fill="none"/>
      <style:paragraph-properties fo:text-align="justify" style:justify-single-word="false" fo:background-color="transparent"/>
      <style:text-properties officeooo:paragraph-rsid="0079d4fd"/>
    </style:style>
    <style:style style:name="P12" style:family="paragraph" style:parent-style-name="Standard">
      <loext:graphic-properties draw:fill="none"/>
      <style:paragraph-properties fo:text-align="justify" style:justify-single-word="false" fo:background-color="transparent"/>
      <style:text-properties officeooo:rsid="00603c8f" officeooo:paragraph-rsid="00603c8f"/>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0f3a7a"/>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34e02"/>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665d4"/>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f1c42"/>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22cf6"/>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1pt" fo:font-weight="normal" officeooo:rsid="0014ff23" officeooo:paragraph-rsid="0014ff23" style:font-size-asian="9.60000038146973pt" style:font-weight-asian="normal" style:font-size-complex="11pt" style:font-weight-complex="normal"/>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296cf" officeooo:paragraph-rsid="000f3a7a" style:font-size-asian="9.60000038146973pt" style:font-style-asian="normal" style:font-weight-asian="normal" style:font-size-complex="11pt" style:font-style-complex="normal" style:font-weight-complex="normal"/>
    </style:style>
    <style:style style:name="P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Times New Roman" fo:font-size="11pt" fo:language="hr" fo:country="HR" fo:font-style="normal" fo:font-weight="normal" officeooo:rsid="001fc439" officeooo:paragraph-rsid="001f1c42" style:font-size-asian="9.60000038146973pt" style:font-style-asian="normal" style:font-weight-asian="normal" style:font-size-complex="11pt" style:font-style-complex="normal" style:font-weight-complex="normal"/>
    </style:style>
    <style:style style:name="P21" style:family="paragraph" style:parent-style-name="Standard" style:master-page-name="">
      <loext:graphic-properties draw:fill="none"/>
      <style:paragraph-properties fo:margin-left="0in" fo:margin-right="0in" fo:margin-top="0.0398in" fo:margin-bottom="0.0398in" loext:contextual-spacing="false" fo:text-align="center" style:justify-single-word="false" fo:text-indent="0in" style:auto-text-indent="false" style:page-number="auto" fo:background-color="transparent"/>
      <style:text-properties style:font-name="Times New Roman" fo:font-size="12pt" fo:language="hr" fo:country="HR" fo:font-style="normal" fo:font-weight="bold" officeooo:rsid="000f3a7a" officeooo:paragraph-rsid="000f3a7a" style:font-size-asian="12pt" style:font-style-asian="normal" style:font-weight-asian="bold" style:font-size-complex="12pt" style:font-style-complex="normal" style:font-weight-complex="bold"/>
    </style:style>
    <style:style style:name="P22"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01296cf" officeooo:paragraph-rsid="001296cf" style:font-size-asian="10.5pt" style:font-style-asian="normal" style:font-weight-asian="bold" style:font-size-complex="12pt" style:font-style-complex="normal" style:font-weight-complex="bold"/>
    </style:style>
    <style:style style:name="P23" style:family="paragraph" style:parent-style-name="Standard">
      <loext:graphic-properties draw:fill="none"/>
      <style:paragraph-properties fo:margin-left="0in" fo:margin-right="0in" fo:margin-top="0.0398in" fo:margin-bottom="0.0398in" loext:contextual-spacing="false" fo:text-align="center" style:justify-single-word="false" fo:text-indent="0in" style:auto-text-indent="false" fo:background-color="transparent"/>
      <style:text-properties style:font-name="Times New Roman" fo:font-size="12pt" fo:language="hr" fo:country="HR" fo:font-style="normal" fo:font-weight="bold" officeooo:rsid="001fc439" officeooo:paragraph-rsid="001fc439" style:font-size-asian="12pt" style:font-style-asian="normal" style:font-weight-asian="bold" style:font-size-complex="12pt" style:font-style-complex="normal" style:font-weight-complex="bold"/>
    </style:style>
    <style:style style:name="P24" style:family="paragraph" style:parent-style-name="Standard" style:master-page-name="">
      <loext:graphic-properties draw:fill="none"/>
      <style:paragraph-properties fo:margin-left="0.8752in" fo:margin-right="0in" fo:text-align="justify" style:justify-single-word="false" fo:text-indent="-0.8752in" style:auto-text-indent="false" style:page-number="auto" fo:background-color="transparent"/>
      <style:text-properties officeooo:paragraph-rsid="000bc0ab"/>
    </style:style>
    <style:style style:name="P25" style:family="paragraph" style:parent-style-name="Standard">
      <loext:graphic-properties draw:fill="none"/>
      <style:paragraph-properties fo:margin-left="0.8752in" fo:margin-right="0in" fo:text-align="justify" style:justify-single-word="false" fo:text-indent="-0.8752in" style:auto-text-indent="false" fo:background-color="transparent"/>
      <style:text-properties style:font-name="Times New Roman" fo:font-size="11pt" fo:language="hr" fo:country="HR" fo:font-style="italic" fo:font-weight="normal" officeooo:rsid="000f3a7a" officeooo:paragraph-rsid="000bc0ab" style:font-size-asian="9.60000038146973pt" style:font-style-asian="italic" style:font-weight-asian="normal" style:font-size-complex="11pt" style:font-style-complex="italic" style:font-weight-complex="normal"/>
    </style:style>
    <style:style style:name="P26" style:family="paragraph" style:parent-style-name="Standard" style:master-page-name="">
      <loext:graphic-properties draw:fill="none"/>
      <style:paragraph-properties fo:margin-left="0.5in" fo:margin-right="0in" fo:text-align="justify" style:justify-single-word="false" fo:text-indent="0in" style:auto-text-indent="false" style:page-number="auto" fo:background-color="transparent"/>
      <style:text-properties officeooo:paragraph-rsid="00484a0b"/>
    </style:style>
    <style:style style:name="P27"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style="normal" fo:font-weight="bold" officeooo:rsid="00603c8f" officeooo:paragraph-rsid="00603c8f" style:font-size-asian="10.5pt" style:font-style-asian="normal" style:font-weight-asian="bold" style:font-size-complex="12pt" style:font-style-complex="normal" style:font-weight-complex="bold"/>
    </style:style>
    <style:style style:name="P28"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weight="bold" officeooo:rsid="006677a2" officeooo:paragraph-rsid="006677a2" style:font-size-asian="12pt" style:font-weight-asian="bold" style:font-size-complex="12pt" style:font-weight-complex="bold"/>
    </style:style>
    <style:style style:name="P29" style:family="paragraph" style:parent-style-name="Standard">
      <loext:graphic-properties draw:fill="none"/>
      <style:paragraph-properties fo:margin-top="0.0398in" fo:margin-bottom="0.0398in" loext:contextual-spacing="false" fo:text-align="center" style:justify-single-word="false" fo:background-color="transparent"/>
      <style:text-properties fo:font-size="12pt" fo:font-weight="bold" officeooo:rsid="0069c8a0" officeooo:paragraph-rsid="0069c8a0" style:font-size-asian="10.5pt" style:font-weight-asian="bold" style:font-size-complex="12pt" style:font-weight-complex="bold"/>
    </style:style>
    <style:style style:name="P30" style:family="paragraph" style:parent-style-name="Footnote">
      <style:text-properties officeooo:paragraph-rsid="00449d89"/>
    </style:style>
    <style:style style:name="P31" style:family="paragraph" style:parent-style-name="Standard" style:list-style-name="L1">
      <loext:graphic-properties draw:fill="none"/>
      <style:paragraph-properties fo:text-align="justify" style:justify-single-word="false" fo:background-color="transparent"/>
      <style:text-properties officeooo:paragraph-rsid="00222cf6"/>
    </style:style>
    <style:style style:name="P32" style:family="paragraph" style:parent-style-name="Standard" style:list-style-name="L1">
      <loext:graphic-properties draw:fill="none"/>
      <style:paragraph-properties fo:text-align="justify" style:justify-single-word="false" fo:background-color="transparent"/>
      <style:text-properties officeooo:paragraph-rsid="002ce21f"/>
    </style:style>
    <style:style style:name="P33" style:family="paragraph" style:parent-style-name="Standard" style:list-style-name="L1">
      <loext:graphic-properties draw:fill="none"/>
      <style:paragraph-properties fo:text-align="justify" style:justify-single-word="false" fo:background-color="transparent"/>
      <style:text-properties officeooo:paragraph-rsid="0044711e"/>
    </style:style>
    <style:style style:name="P34" style:family="paragraph" style:parent-style-name="Standard" style:list-style-name="L1">
      <loext:graphic-properties draw:fill="none"/>
      <style:paragraph-properties fo:text-align="justify" style:justify-single-word="false" fo:background-color="transparent"/>
      <style:text-properties officeooo:paragraph-rsid="005c2414"/>
    </style:style>
    <style:style style:name="P35" style:family="paragraph" style:parent-style-name="Standard" style:list-style-name="L1">
      <loext:graphic-properties draw:fill="none"/>
      <style:paragraph-properties fo:text-align="justify" style:justify-single-word="false" fo:background-color="transparent"/>
      <style:text-properties officeooo:rsid="0039a63b" officeooo:paragraph-rsid="0039a63b"/>
    </style:style>
    <style:style style:name="P36" style:family="paragraph" style:parent-style-name="Standard" style:list-style-name="L1">
      <loext:graphic-properties draw:fill="none"/>
      <style:paragraph-properties fo:text-align="justify" style:justify-single-word="false" fo:background-color="transparent"/>
      <style:text-properties officeooo:rsid="0045f1b9" officeooo:paragraph-rsid="0045f1b9"/>
    </style:style>
    <style:style style:name="T1" style:family="text">
      <style:text-properties fo:font-style="italic" officeooo:rsid="00449d89" style:font-style-asian="italic" style:font-style-complex="italic"/>
    </style:style>
    <style:style style:name="T2" style:family="text">
      <style:text-properties fo:font-style="italic" officeooo:rsid="0045f1b9" style:font-style-asian="italic" style:font-style-complex="italic"/>
    </style:style>
    <style:style style:name="T3" style:family="text">
      <style:text-properties style:font-name="Times New Roman" fo:font-size="11pt" fo:language="hr" fo:country="HR" fo:font-style="normal" fo:font-weight="bold" officeooo:rsid="000bc0ab" style:font-size-asian="9.60000038146973pt" style:font-style-asian="normal" style:font-weight-asian="bold" style:font-size-complex="11pt" style:font-style-complex="normal" style:font-weight-complex="bold"/>
    </style:style>
    <style:style style:name="T4" style:family="text">
      <style:text-properties style:font-name="Times New Roman" fo:font-size="11pt" fo:language="hr" fo:country="HR" fo:font-style="normal" fo:font-weight="bold" officeooo:rsid="006b3207" style:font-size-asian="9.60000038146973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6bd9bf" style:font-size-asian="9.60000038146973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9.60000038146973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f3a7a" style:font-size-asian="9.60000038146973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1107b7" style:font-size-asian="9.60000038146973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11a198" style:font-size-asian="9.60000038146973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296cf" style:font-size-asian="9.60000038146973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34e02" style:font-size-asian="9.60000038146973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14ff23" style:font-size-asian="9.60000038146973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16d550" style:font-size-asian="9.60000038146973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183b06" style:font-size-asian="9.60000038146973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19bb0a" style:font-size-asian="9.60000038146973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1b96b0" style:font-size-asian="9.60000038146973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1c527c" style:font-size-asian="9.60000038146973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1e1cdd" style:font-size-asian="9.60000038146973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1f1c42" style:font-size-asian="9.60000038146973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1fc439" style:font-size-asian="9.60000038146973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222cf6" style:font-size-asian="9.60000038146973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26f2fc" style:font-size-asian="9.60000038146973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28686b" style:font-size-asian="9.60000038146973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2a9211" style:font-size-asian="9.60000038146973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2c12aa" style:font-size-asian="9.60000038146973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2cc258" style:font-size-asian="9.60000038146973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2ce21f" style:font-size-asian="9.60000038146973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2d95e9" style:font-size-asian="9.60000038146973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2ead6e" style:font-size-asian="9.60000038146973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306dac" style:font-size-asian="9.60000038146973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33b491" style:font-size-asian="9.60000038146973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33b6ea" style:font-size-asian="9.60000038146973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34ba96" style:font-size-asian="9.60000038146973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360763" style:font-size-asian="9.60000038146973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368369" style:font-size-asian="9.60000038146973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37acae" style:font-size-asian="9.60000038146973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3a6b4d" style:font-size-asian="9.60000038146973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3b6cf6" style:font-size-asian="9.60000038146973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3c6dba" style:font-size-asian="9.60000038146973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3e67f7" style:font-size-asian="9.60000038146973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43fc9a" style:font-size-asian="9.60000038146973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60d099" style:font-size-asian="9.60000038146973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6f1195" style:font-size-asian="9.60000038146973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45f1b9" style:font-size-asian="9.60000038146973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484a0b" style:font-size-asian="9.60000038146973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05e46bb" style:font-size-asian="9.60000038146973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05f8494" style:font-size-asian="9.60000038146973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0655c99" style:font-size-asian="9.60000038146973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06677a2" style:font-size-asian="9.60000038146973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067350a" style:font-size-asian="9.60000038146973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0690ad6" style:font-size-asian="9.60000038146973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069c8a0" style:font-size-asian="9.60000038146973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06b3207" style:font-size-asian="9.60000038146973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06bd9bf" style:font-size-asian="9.60000038146973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06d6f56" style:font-size-asian="9.60000038146973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076874f" style:font-size-asian="9.60000038146973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07b9071" style:font-size-asian="9.60000038146973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07f7db6" style:font-size-asian="9.60000038146973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081271a" style:font-size-asian="9.60000038146973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0828196" style:font-size-asian="9.60000038146973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style:font-size-asian="11pt" style:font-style-asian="normal" style:font-weight-asian="normal" style:font-name-complex="Times New Roman1" style:font-size-complex="11pt" style:font-style-complex="normal" style:font-weight-complex="normal"/>
    </style:style>
    <style:style style:name="T84" style:family="text">
      <style:text-properties style:font-name="Times New Roman" fo:font-size="11pt" fo:language="hr" fo:country="HR" fo:font-style="normal" fo:font-weight="normal" officeooo:rsid="006bd9bf" style:font-size-asian="11pt" style:font-style-asian="normal" style:font-weight-asian="normal" style:font-name-complex="Times New Roman1" style:font-size-complex="11pt" style:font-style-complex="normal" style:font-weight-complex="normal"/>
    </style:style>
    <style:style style:name="T85" style:family="text">
      <style:text-properties style:font-name="Times New Roman" fo:font-size="11pt" fo:language="hr" fo:country="HR" fo:font-style="italic" fo:font-weight="normal" style:font-size-asian="9.60000038146973pt" style:font-style-asian="italic" style:font-weight-asian="normal" style:font-size-complex="11pt" style:font-style-complex="italic" style:font-weight-complex="normal"/>
    </style:style>
    <style:style style:name="T86" style:family="text">
      <style:text-properties style:font-name="Times New Roman" fo:font-size="11pt" fo:language="hr" fo:country="HR" fo:font-style="italic" fo:font-weight="normal" officeooo:rsid="000bc0ab" style:font-size-asian="9.60000038146973pt" style:font-style-asian="italic" style:font-weight-asian="normal" style:font-size-complex="11pt" style:font-style-complex="italic" style:font-weight-complex="normal"/>
    </style:style>
    <style:style style:name="T87" style:family="text">
      <style:text-properties style:font-name="Times New Roman" fo:font-size="11pt" fo:language="hr" fo:country="HR" fo:font-style="italic" fo:font-weight="normal" officeooo:rsid="000d775f" style:font-size-asian="9.60000038146973pt" style:font-style-asian="italic" style:font-weight-asian="normal" style:font-size-complex="11pt" style:font-style-complex="italic" style:font-weight-complex="normal"/>
    </style:style>
    <style:style style:name="T88" style:family="text">
      <style:text-properties style:font-name="Times New Roman" fo:font-size="11pt" fo:language="hr" fo:country="HR" fo:font-style="italic" fo:font-weight="normal" officeooo:rsid="000f3a7a" style:font-size-asian="9.60000038146973pt" style:font-style-asian="italic" style:font-weight-asian="normal" style:font-size-complex="11pt" style:font-style-complex="italic" style:font-weight-complex="normal"/>
    </style:style>
    <style:style style:name="T89" style:family="text">
      <style:text-properties style:font-name="Times New Roman" fo:font-size="11pt" fo:language="hr" fo:country="HR" fo:font-style="italic" fo:font-weight="normal" officeooo:rsid="001107b7" style:font-size-asian="9.60000038146973pt" style:font-style-asian="italic" style:font-weight-asian="normal" style:font-size-complex="11pt" style:font-style-complex="italic" style:font-weight-complex="normal"/>
    </style:style>
    <style:style style:name="T90" style:family="text">
      <style:text-properties style:font-name="Times New Roman" fo:font-size="11pt" fo:language="hr" fo:country="HR" fo:font-style="italic" fo:font-weight="normal" officeooo:rsid="0019bb0a" style:font-size-asian="9.60000038146973pt" style:font-style-asian="italic" style:font-weight-asian="normal" style:font-size-complex="11pt" style:font-style-complex="italic" style:font-weight-complex="normal"/>
    </style:style>
    <style:style style:name="T91" style:family="text">
      <style:text-properties style:font-name="Times New Roman" fo:font-size="11pt" fo:language="hr" fo:country="HR" fo:font-style="italic" fo:font-weight="normal" officeooo:rsid="002c12aa" style:font-size-asian="9.60000038146973pt" style:font-style-asian="italic" style:font-weight-asian="normal" style:font-size-complex="11pt" style:font-style-complex="italic" style:font-weight-complex="normal"/>
    </style:style>
    <style:style style:name="T92" style:family="text">
      <style:text-properties style:font-name="Times New Roman" fo:font-size="11pt" fo:language="hr" fo:country="HR" fo:font-style="italic" fo:font-weight="normal" officeooo:rsid="002ce21f" style:font-size-asian="9.60000038146973pt" style:font-style-asian="italic" style:font-weight-asian="normal" style:font-size-complex="11pt" style:font-style-complex="italic" style:font-weight-complex="normal"/>
    </style:style>
    <style:style style:name="T93" style:family="text">
      <style:text-properties style:font-name="Times New Roman" fo:font-size="11pt" fo:language="hr" fo:country="HR" fo:font-style="italic" fo:font-weight="normal" officeooo:rsid="002d95e9" style:font-size-asian="9.60000038146973pt" style:font-style-asian="italic" style:font-weight-asian="normal" style:font-size-complex="11pt" style:font-style-complex="italic" style:font-weight-complex="normal"/>
    </style:style>
    <style:style style:name="T94" style:family="text">
      <style:text-properties style:font-name="Times New Roman" fo:font-size="11pt" fo:language="hr" fo:country="HR" fo:font-style="italic" fo:font-weight="normal" officeooo:rsid="002ead6e" style:font-size-asian="9.60000038146973pt" style:font-style-asian="italic" style:font-weight-asian="normal" style:font-size-complex="11pt" style:font-style-complex="italic" style:font-weight-complex="normal"/>
    </style:style>
    <style:style style:name="T95" style:family="text">
      <style:text-properties style:font-name="Times New Roman" fo:font-size="11pt" fo:language="hr" fo:country="HR" fo:font-style="italic" fo:font-weight="normal" officeooo:rsid="002a9211" style:font-size-asian="9.60000038146973pt" style:font-style-asian="italic" style:font-weight-asian="normal" style:font-size-complex="11pt" style:font-style-complex="italic" style:font-weight-complex="normal"/>
    </style:style>
    <style:style style:name="T96" style:family="text">
      <style:text-properties style:font-name="Times New Roman" fo:font-size="11pt" fo:language="hr" fo:country="HR" fo:font-style="italic" fo:font-weight="normal" officeooo:rsid="00306dac" style:font-size-asian="9.60000038146973pt" style:font-style-asian="italic" style:font-weight-asian="normal" style:font-size-complex="11pt" style:font-style-complex="italic" style:font-weight-complex="normal"/>
    </style:style>
    <style:style style:name="T97" style:family="text">
      <style:text-properties style:font-name="Times New Roman" fo:font-size="11pt" fo:language="hr" fo:country="HR" fo:font-style="italic" fo:font-weight="normal" officeooo:rsid="00322ad7" style:font-size-asian="9.60000038146973pt" style:font-style-asian="italic" style:font-weight-asian="normal" style:font-size-complex="11pt" style:font-style-complex="italic" style:font-weight-complex="normal"/>
    </style:style>
    <style:style style:name="T98" style:family="text">
      <style:text-properties style:font-name="Times New Roman" fo:font-size="11pt" fo:language="hr" fo:country="HR" fo:font-style="italic" fo:font-weight="normal" officeooo:rsid="0033b6ea" style:font-size-asian="9.60000038146973pt" style:font-style-asian="italic" style:font-weight-asian="normal" style:font-size-complex="11pt" style:font-style-complex="italic" style:font-weight-complex="normal"/>
    </style:style>
    <style:style style:name="T99" style:family="text">
      <style:text-properties style:font-name="Times New Roman" fo:font-size="11pt" fo:language="hr" fo:country="HR" fo:font-style="italic" fo:font-weight="normal" officeooo:rsid="00360763" style:font-size-asian="9.60000038146973pt" style:font-style-asian="italic" style:font-weight-asian="normal" style:font-size-complex="11pt" style:font-style-complex="italic" style:font-weight-complex="normal"/>
    </style:style>
    <style:style style:name="T100" style:family="text">
      <style:text-properties style:font-name="Times New Roman" fo:font-size="11pt" fo:language="hr" fo:country="HR" fo:font-style="italic" fo:font-weight="normal" officeooo:rsid="003a6b4d" style:font-size-asian="9.60000038146973pt" style:font-style-asian="italic" style:font-weight-asian="normal" style:font-size-complex="11pt" style:font-style-complex="italic" style:font-weight-complex="normal"/>
    </style:style>
    <style:style style:name="T101" style:family="text">
      <style:text-properties style:font-name="Times New Roman" fo:font-size="11pt" fo:language="hr" fo:country="HR" fo:font-style="italic" fo:font-weight="normal" officeooo:rsid="003b6cf6" style:font-size-asian="9.60000038146973pt" style:font-style-asian="italic" style:font-weight-asian="normal" style:font-size-complex="11pt" style:font-style-complex="italic" style:font-weight-complex="normal"/>
    </style:style>
    <style:style style:name="T102" style:family="text">
      <style:text-properties style:font-name="Times New Roman" fo:font-size="11pt" fo:language="hr" fo:country="HR" fo:font-style="italic" fo:font-weight="normal" officeooo:rsid="003c6dba" style:font-size-asian="9.60000038146973pt" style:font-style-asian="italic" style:font-weight-asian="normal" style:font-size-complex="11pt" style:font-style-complex="italic" style:font-weight-complex="normal"/>
    </style:style>
    <style:style style:name="T103" style:family="text">
      <style:text-properties style:font-name="Times New Roman" fo:font-size="11pt" fo:language="hr" fo:country="HR" fo:font-style="italic" fo:font-weight="normal" officeooo:rsid="0043fc9a" style:font-size-asian="9.60000038146973pt" style:font-style-asian="italic" style:font-weight-asian="normal" style:font-size-complex="11pt" style:font-style-complex="italic" style:font-weight-complex="normal"/>
    </style:style>
    <style:style style:name="T104" style:family="text">
      <style:text-properties style:font-name="Times New Roman" fo:font-size="11pt" fo:language="hr" fo:country="HR" fo:font-style="italic" fo:font-weight="normal" officeooo:rsid="00476571" style:font-size-asian="9.60000038146973pt" style:font-style-asian="italic" style:font-weight-asian="normal" style:font-size-complex="11pt" style:font-style-complex="italic" style:font-weight-complex="normal"/>
    </style:style>
    <style:style style:name="T105" style:family="text">
      <style:text-properties style:font-name="Times New Roman" fo:font-size="11pt" fo:language="hr" fo:country="HR" fo:font-style="italic" fo:font-weight="normal" officeooo:rsid="0067350a" style:font-size-asian="9.60000038146973pt" style:font-style-asian="italic" style:font-weight-asian="normal" style:font-size-complex="11pt" style:font-style-complex="italic" style:font-weight-complex="normal"/>
    </style:style>
    <style:style style:name="T106" style:family="text">
      <style:text-properties style:font-name="Times New Roman" fo:font-size="11pt" fo:language="hr" fo:country="HR" fo:font-style="italic" fo:font-weight="normal" officeooo:rsid="006f1195" style:font-size-asian="9.60000038146973pt" style:font-style-asian="italic" style:font-weight-asian="normal" style:font-size-complex="11pt" style:font-style-complex="italic" style:font-weight-complex="normal"/>
    </style:style>
    <style:style style:name="T107" style:family="text">
      <style:text-properties style:font-name="Times New Roman" fo:font-size="11pt" fo:language="hr" fo:country="HR" fo:font-style="italic" fo:font-weight="normal" officeooo:rsid="0055600f" style:font-size-asian="9.60000038146973pt" style:font-style-asian="italic" style:font-weight-asian="normal" style:font-size-complex="11pt" style:font-style-complex="italic" style:font-weight-complex="normal"/>
    </style:style>
    <style:style style:name="T108" style:family="text">
      <style:text-properties style:font-name="Times New Roman" fo:font-size="11pt" fo:language="hr" fo:country="HR" fo:font-style="italic" fo:font-weight="normal" officeooo:rsid="005a33ae" style:font-size-asian="9.60000038146973pt" style:font-style-asian="italic" style:font-weight-asian="normal" style:font-size-complex="11pt" style:font-style-complex="italic" style:font-weight-complex="normal"/>
    </style:style>
    <style:style style:name="T109" style:family="text">
      <style:text-properties style:font-name="Times New Roman" fo:font-size="11pt" fo:language="hr" fo:country="HR" fo:font-style="italic" fo:font-weight="normal" officeooo:rsid="005e46bb" style:font-size-asian="9.60000038146973pt" style:font-style-asian="italic" style:font-weight-asian="normal" style:font-size-complex="11pt" style:font-style-complex="italic" style:font-weight-complex="normal"/>
    </style:style>
    <style:style style:name="T110" style:family="text">
      <style:text-properties style:font-name="Times New Roman" fo:font-size="11pt" fo:language="hr" fo:country="HR" fo:font-style="italic" fo:font-weight="normal" officeooo:rsid="005c5e67" style:font-size-asian="9.60000038146973pt" style:font-style-asian="italic" style:font-weight-asian="normal" style:font-size-complex="11pt" style:font-style-complex="italic" style:font-weight-complex="normal"/>
    </style:style>
    <style:style style:name="T111" style:family="text">
      <style:text-properties style:font-name="Times New Roman" fo:font-size="11pt" fo:language="hr" fo:country="HR" fo:font-style="italic" fo:font-weight="normal" officeooo:rsid="005e2d90" style:font-size-asian="9.60000038146973pt" style:font-style-asian="italic" style:font-weight-asian="normal" style:font-size-complex="11pt" style:font-style-complex="italic" style:font-weight-complex="normal"/>
    </style:style>
    <style:style style:name="T112" style:family="text">
      <style:text-properties style:font-name="Times New Roman" fo:font-size="11pt" fo:language="hr" fo:country="HR" fo:font-style="italic" fo:font-weight="normal" officeooo:rsid="00603c8f" style:font-size-asian="9.60000038146973pt" style:font-style-asian="italic" style:font-weight-asian="normal" style:font-size-complex="11pt" style:font-style-complex="italic" style:font-weight-complex="normal"/>
    </style:style>
    <style:style style:name="T113" style:family="text">
      <style:text-properties style:font-name="Times New Roman" fo:font-size="11pt" fo:language="hr" fo:country="HR" fo:font-style="italic" fo:font-weight="normal" officeooo:rsid="00655c99" style:font-size-asian="9.60000038146973pt" style:font-style-asian="italic" style:font-weight-asian="normal" style:font-size-complex="11pt" style:font-style-complex="italic" style:font-weight-complex="normal"/>
    </style:style>
    <style:style style:name="T114" style:family="text">
      <style:text-properties style:font-name="Times New Roman" fo:font-size="11pt" fo:language="hr" fo:country="HR" fo:font-style="italic" fo:font-weight="normal" officeooo:rsid="004d2c23" style:font-size-asian="9.60000038146973pt" style:font-style-asian="italic" style:font-weight-asian="normal" style:font-size-complex="11pt" style:font-style-complex="italic" style:font-weight-complex="normal"/>
    </style:style>
    <style:style style:name="T115" style:family="text">
      <style:text-properties style:font-name="Times New Roman" fo:font-size="11pt" fo:language="hr" fo:country="HR" fo:font-style="italic" fo:font-weight="normal" officeooo:rsid="006677a2" style:font-size-asian="9.60000038146973pt" style:font-style-asian="italic" style:font-weight-asian="normal" style:font-size-complex="11pt" style:font-style-complex="italic" style:font-weight-complex="normal"/>
    </style:style>
    <style:style style:name="T116" style:family="text">
      <style:text-properties style:font-name="Times New Roman" fo:font-size="11pt" fo:language="hr" fo:country="HR" fo:font-style="italic" fo:font-weight="normal" officeooo:rsid="00690ad6" style:font-size-asian="9.60000038146973pt" style:font-style-asian="italic" style:font-weight-asian="normal" style:font-size-complex="11pt" style:font-style-complex="italic" style:font-weight-complex="normal"/>
    </style:style>
    <style:style style:name="T117" style:family="text">
      <style:text-properties style:font-name="Times New Roman" fo:font-size="11pt" fo:language="hr" fo:country="HR" fo:font-style="italic" fo:font-weight="normal" officeooo:rsid="006b3207" style:font-size-asian="9.60000038146973pt" style:font-style-asian="italic" style:font-weight-asian="normal" style:font-size-complex="11pt" style:font-style-complex="italic" style:font-weight-complex="normal"/>
    </style:style>
    <style:style style:name="T118" style:family="text">
      <style:text-properties style:font-name="Times New Roman" fo:font-size="11pt" fo:language="hr" fo:country="HR" fo:font-style="italic" fo:font-weight="normal" officeooo:rsid="0069c8a0" style:font-size-asian="9.60000038146973pt" style:font-style-asian="italic" style:font-weight-asian="normal" style:font-size-complex="11pt" style:font-style-complex="italic" style:font-weight-complex="normal"/>
    </style:style>
    <style:style style:name="T119" style:family="text">
      <style:text-properties style:font-name="Times New Roman" fo:font-size="11pt" fo:language="hr" fo:country="HR" fo:font-style="italic" fo:font-weight="normal" officeooo:rsid="006bd9bf" style:font-size-asian="9.60000038146973pt" style:font-style-asian="italic" style:font-weight-asian="normal" style:font-size-complex="11pt" style:font-style-complex="italic" style:font-weight-complex="normal"/>
    </style:style>
    <style:style style:name="T120" style:family="text">
      <style:text-properties style:font-name="Times New Roman" fo:font-size="11pt" fo:language="hr" fo:country="HR" fo:font-style="italic" fo:font-weight="normal" officeooo:rsid="007b9071" style:font-size-asian="9.60000038146973pt" style:font-style-asian="italic" style:font-weight-asian="normal" style:font-size-complex="11pt" style:font-style-complex="italic" style:font-weight-complex="normal"/>
    </style:style>
    <style:style style:name="T121" style:family="text">
      <style:text-properties style:font-name="Times New Roman" fo:font-size="11pt" fo:language="hr" fo:country="HR" fo:font-style="italic" fo:font-weight="normal" officeooo:rsid="00828196" style:font-size-asian="9.60000038146973pt" style:font-style-asian="italic" style:font-weight-asian="normal" style:font-size-complex="11pt" style:font-style-complex="italic" style:font-weight-complex="normal"/>
    </style:style>
    <style:style style:name="T122" style:family="text">
      <style:text-properties style:font-name="Times New Roman" fo:font-size="11pt" fo:language="hr" fo:country="HR" fo:font-style="italic" fo:font-weight="normal" officeooo:rsid="0081271a" style:font-size-asian="9.60000038146973pt" style:font-style-asian="italic" style:font-weight-asian="normal" style:font-size-complex="11pt" style:font-style-complex="italic" style:font-weight-complex="normal"/>
    </style:style>
    <style:style style:name="T123" style:family="text">
      <style:text-properties style:font-name="Times New Roman" fo:font-size="11pt" fo:language="hr" fo:country="HR" fo:font-style="italic" style:text-underline-style="solid" style:text-underline-width="auto" style:text-underline-color="font-color" fo:font-weight="normal" officeooo:rsid="002ce21f" style:font-size-asian="9.60000038146973pt" style:font-style-asian="italic" style:font-weight-asian="normal" style:font-size-complex="11pt" style:font-style-complex="italic" style:font-weight-complex="normal"/>
    </style:style>
    <style:style style:name="T124" style:family="text">
      <style:text-properties style:font-name="Times New Roman" fo:language="hr" fo:country="HR"/>
    </style:style>
    <style:style style:name="T125" style:family="text">
      <style:text-properties style:font-name="Times New Roman" fo:language="hr" fo:country="HR" fo:font-style="normal" style:font-style-asian="normal" style:font-style-complex="normal"/>
    </style:style>
    <style:style style:name="T126" style:family="text">
      <style:text-properties style:font-name="Times New Roman" fo:language="hr" fo:country="HR" fo:font-style="normal" officeooo:rsid="001665d4" style:font-style-asian="normal" style:font-style-complex="normal"/>
    </style:style>
    <style:style style:name="T127" style:family="text">
      <style:text-properties style:font-name="Times New Roman" fo:language="hr" fo:country="HR" fo:font-style="normal" officeooo:rsid="0016d550" style:font-style-asian="normal" style:font-style-complex="normal"/>
    </style:style>
    <style:style style:name="T128" style:family="text">
      <style:text-properties style:font-name="Times New Roman" fo:language="hr" fo:country="HR" fo:font-style="normal" officeooo:rsid="00655c99" style:font-style-asian="normal" style:font-style-complex="normal"/>
    </style:style>
    <style:style style:name="T129" style:family="text">
      <style:text-properties style:font-name="Times New Roman" fo:language="hr" fo:country="HR" fo:font-style="normal" officeooo:rsid="00690ad6" style:font-style-asian="normal" style:font-style-complex="normal"/>
    </style:style>
    <style:style style:name="T130" style:family="text">
      <style:text-properties style:font-name="Times New Roman" fo:language="hr" fo:country="HR" officeooo:rsid="00655c99"/>
    </style:style>
    <style:style style:name="T131" style:family="text">
      <style:text-properties style:font-name="Courier New" fo:font-size="11pt" fo:language="hr" fo:country="HR" fo:font-style="normal" fo:font-weight="normal" officeooo:rsid="001665d4" style:font-size-asian="9.60000038146973pt" style:font-style-asian="normal" style:font-weight-asian="normal" style:font-size-complex="11pt" style:font-style-complex="normal" style:font-weight-complex="normal"/>
    </style:style>
    <style:style style:name="T132" style:family="text">
      <style:text-properties style:font-name="Courier New" fo:font-size="11pt" fo:language="hr" fo:country="HR" fo:font-style="normal" fo:font-weight="normal" officeooo:rsid="00214e90" style:font-size-asian="9.60000038146973pt" style:font-style-asian="normal" style:font-weight-asian="normal" style:font-size-complex="11pt" style:font-style-complex="normal" style:font-weight-complex="normal"/>
    </style:style>
    <style:style style:name="T133" style:family="text">
      <style:text-properties style:font-name="Courier New" fo:font-size="11pt" fo:language="hr" fo:country="HR" fo:font-style="normal" fo:font-weight="normal" officeooo:rsid="0024bafc" style:font-size-asian="9.60000038146973pt" style:font-style-asian="normal" style:font-weight-asian="normal" style:font-size-complex="11pt" style:font-style-complex="normal" style:font-weight-complex="normal"/>
    </style:style>
    <style:style style:name="T134" style:family="text">
      <style:text-properties style:font-name="Courier New" fo:font-size="11pt" fo:language="hr" fo:country="HR" fo:font-style="normal" fo:font-weight="normal" officeooo:rsid="00290fdb" style:font-size-asian="9.60000038146973pt" style:font-style-asian="normal" style:font-weight-asian="normal" style:font-size-complex="11pt" style:font-style-complex="normal" style:font-weight-complex="normal"/>
    </style:style>
    <style:style style:name="T135" style:family="text">
      <style:text-properties style:font-name="Courier New" fo:font-size="11pt" fo:language="hr" fo:country="HR" fo:font-style="normal" fo:font-weight="normal" officeooo:rsid="00358d21" style:font-size-asian="9.60000038146973pt" style:font-style-asian="normal" style:font-weight-asian="normal" style:font-size-complex="11pt" style:font-style-complex="normal" style:font-weight-complex="normal"/>
    </style:style>
    <style:style style:name="T136" style:family="text">
      <style:text-properties style:font-name="Courier New" fo:font-size="11pt" fo:language="hr" fo:country="HR" fo:font-style="normal" fo:font-weight="normal" officeooo:rsid="0039a63b" style:font-size-asian="9.60000038146973pt" style:font-style-asian="normal" style:font-weight-asian="normal" style:font-size-complex="11pt" style:font-style-complex="normal" style:font-weight-complex="normal"/>
    </style:style>
    <style:style style:name="T137" style:family="text">
      <style:text-properties style:font-name="Courier New" fo:font-size="11pt" fo:language="hr" fo:country="HR" fo:font-style="normal" fo:font-weight="normal" officeooo:rsid="0043fd16" style:font-size-asian="9.60000038146973pt" style:font-style-asian="normal" style:font-weight-asian="normal" style:font-size-complex="11pt" style:font-style-complex="normal" style:font-weight-complex="normal"/>
    </style:style>
    <style:style style:name="T138" style:family="text">
      <style:text-properties style:font-name="Courier New" fo:font-size="11pt" fo:language="hr" fo:country="HR" fo:font-style="normal" fo:font-weight="normal" officeooo:rsid="00449d89" style:font-size-asian="9.60000038146973pt" style:font-style-asian="normal" style:font-weight-asian="normal" style:font-size-complex="11pt" style:font-style-complex="normal" style:font-weight-complex="normal"/>
    </style:style>
    <style:style style:name="T139" style:family="text">
      <style:text-properties style:font-name="Courier New" fo:font-size="11pt" fo:language="hr" fo:country="HR" fo:font-style="normal" fo:font-weight="normal" officeooo:rsid="00476571" style:font-size-asian="9.60000038146973pt" style:font-style-asian="normal" style:font-weight-asian="normal" style:font-size-complex="11pt" style:font-style-complex="normal" style:font-weight-complex="normal"/>
    </style:style>
    <style:style style:name="T140" style:family="text">
      <style:text-properties style:font-name="Courier New" fo:font-size="11pt" fo:language="hr" fo:country="HR" fo:font-style="normal" fo:font-weight="normal" officeooo:rsid="00486e86" style:font-size-asian="9.60000038146973pt" style:font-style-asian="normal" style:font-weight-asian="normal" style:font-size-complex="11pt" style:font-style-complex="normal" style:font-weight-complex="normal"/>
    </style:style>
    <style:style style:name="T141" style:family="text">
      <style:text-properties style:font-name="Courier New" fo:font-size="11pt" fo:language="hr" fo:country="HR" fo:font-style="normal" fo:font-weight="normal" officeooo:rsid="004a3ef0" style:font-size-asian="9.60000038146973pt" style:font-style-asian="normal" style:font-weight-asian="normal" style:font-size-complex="11pt" style:font-style-complex="normal" style:font-weight-complex="normal"/>
    </style:style>
    <style:style style:name="T142" style:family="text">
      <style:text-properties style:font-name="Courier New" fo:font-size="11pt" fo:language="hr" fo:country="HR" fo:font-style="normal" fo:font-weight="normal" officeooo:rsid="004c2738" style:font-size-asian="9.60000038146973pt" style:font-style-asian="normal" style:font-weight-asian="normal" style:font-size-complex="11pt" style:font-style-complex="normal" style:font-weight-complex="normal"/>
    </style:style>
    <style:style style:name="T143" style:family="text">
      <style:text-properties style:font-name="Courier New" fo:font-size="11pt" fo:language="hr" fo:country="HR" fo:font-style="normal" fo:font-weight="normal" officeooo:rsid="004d2c23" style:font-size-asian="9.60000038146973pt" style:font-style-asian="normal" style:font-weight-asian="normal" style:font-size-complex="11pt" style:font-style-complex="normal" style:font-weight-complex="normal"/>
    </style:style>
    <style:style style:name="T144" style:family="text">
      <style:text-properties style:font-name="Courier New" fo:font-size="11pt" fo:language="hr" fo:country="HR" fo:font-style="normal" fo:font-weight="normal" officeooo:rsid="0051d740" style:font-size-asian="9.60000038146973pt" style:font-style-asian="normal" style:font-weight-asian="normal" style:font-size-complex="11pt" style:font-style-complex="normal" style:font-weight-complex="normal"/>
    </style:style>
    <style:style style:name="T145" style:family="text">
      <style:text-properties style:font-name="Courier New" fo:font-size="11pt" fo:language="hr" fo:country="HR" fo:font-style="normal" fo:font-weight="normal" officeooo:rsid="0044711e" style:font-size-asian="9.60000038146973pt" style:font-style-asian="normal" style:font-weight-asian="normal" style:font-size-complex="11pt" style:font-style-complex="normal" style:font-weight-complex="normal"/>
    </style:style>
    <style:style style:name="T146" style:family="text">
      <style:text-properties style:font-name="Courier New" fo:font-size="11pt" fo:language="hr" fo:country="HR" fo:font-style="normal" fo:font-weight="normal" officeooo:rsid="0055600f" style:font-size-asian="9.60000038146973pt" style:font-style-asian="normal" style:font-weight-asian="normal" style:font-size-complex="11pt" style:font-style-complex="normal" style:font-weight-complex="normal"/>
    </style:style>
    <style:style style:name="T147" style:family="text">
      <style:text-properties style:font-name="Courier New" fo:font-size="11pt" fo:language="hr" fo:country="HR" fo:font-style="normal" fo:font-weight="normal" officeooo:rsid="005a33ae" style:font-size-asian="9.60000038146973pt" style:font-style-asian="normal" style:font-weight-asian="normal" style:font-size-complex="11pt" style:font-style-complex="normal" style:font-weight-complex="normal"/>
    </style:style>
    <style:style style:name="T148" style:family="text">
      <style:text-properties style:font-name="Courier New" fo:font-size="11pt" fo:language="hr" fo:country="HR" fo:font-style="normal" fo:font-weight="normal" officeooo:rsid="005c2414" style:font-size-asian="9.60000038146973pt" style:font-style-asian="normal" style:font-weight-asian="normal" style:font-size-complex="11pt" style:font-style-complex="normal" style:font-weight-complex="normal"/>
    </style:style>
    <style:style style:name="T149" style:family="text">
      <style:text-properties style:font-name="Courier New" fo:font-size="11pt" fo:language="hr" fo:country="HR" fo:font-style="normal" fo:font-weight="normal" officeooo:rsid="005c5e67" style:font-size-asian="9.60000038146973pt" style:font-style-asian="normal" style:font-weight-asian="normal" style:font-size-complex="11pt" style:font-style-complex="normal" style:font-weight-complex="normal"/>
    </style:style>
    <style:style style:name="T150" style:family="text">
      <style:text-properties style:font-name="Courier New" fo:font-size="11pt" fo:language="hr" fo:country="HR" fo:font-style="normal" fo:font-weight="normal" officeooo:rsid="005e2d90" style:font-size-asian="9.60000038146973pt" style:font-style-asian="normal" style:font-weight-asian="normal" style:font-size-complex="11pt" style:font-style-complex="normal" style:font-weight-complex="normal"/>
    </style:style>
    <style:style style:name="T151" style:family="text">
      <style:text-properties style:font-name="Courier New" fo:font-size="11pt" fo:language="hr" fo:country="HR" fo:font-style="normal" fo:font-weight="normal" officeooo:rsid="00603c8f" style:font-size-asian="9.60000038146973pt" style:font-style-asian="normal" style:font-weight-asian="normal" style:font-size-complex="11pt" style:font-style-complex="normal" style:font-weight-complex="normal"/>
    </style:style>
    <style:style style:name="T152" style:family="text">
      <style:text-properties style:font-name="Courier New" fo:font-size="11pt" fo:language="hr" fo:country="HR" fo:font-style="normal" fo:font-weight="normal" officeooo:rsid="0070a05e" style:font-size-asian="9.60000038146973pt" style:font-style-asian="normal" style:font-weight-asian="normal" style:font-size-complex="11pt" style:font-style-complex="normal" style:font-weight-complex="normal"/>
    </style:style>
    <style:style style:name="T153" style:family="text">
      <style:text-properties fo:font-style="normal" officeooo:rsid="0045f1b9" style:font-style-asian="normal" style:font-style-complex="normal"/>
    </style:style>
    <style:style style:name="T154" style:family="text">
      <style:text-properties fo:font-style="normal" officeooo:rsid="007cfbcb" style:font-style-asian="normal" style:font-style-complex="normal"/>
    </style:style>
    <style:style style:name="T155" style:family="text">
      <style:text-properties officeooo:rsid="00449d89"/>
    </style:style>
    <style:style style:name="T156" style:family="text">
      <style:text-properties fo:font-size="10pt" officeooo:rsid="00449d89" style:font-size-asian="10pt" style:font-size-complex="10pt"/>
    </style:style>
    <style:style style:name="T157" style:family="text">
      <style:text-properties fo:font-size="10pt" officeooo:rsid="0045f1b9" style:font-size-asian="10pt" style:font-size-complex="10pt"/>
    </style:style>
    <style:style style:name="T158" style:family="text">
      <style:text-properties fo:font-size="10pt" fo:font-style="normal" officeooo:rsid="007cfbcb" style:font-size-asian="10pt" style:font-style-asian="normal" style:font-size-complex="10pt" style:font-style-complex="normal"/>
    </style:style>
    <style:style style:name="T159" style:family="text">
      <style:text-properties fo:font-size="10pt" fo:font-style="italic" officeooo:rsid="007cfbcb" style:font-size-asian="10pt" style:font-style-asian="italic" style:font-size-complex="10pt" style:font-style-complex="italic"/>
    </style:style>
    <style:style style:name="T160" style:family="text">
      <style:text-properties style:font-name="Courier New" fo:font-size="11pt" fo:language="hr" fo:country="HR" fo:font-style="normal" fo:font-weight="normal" officeooo:rsid="007b9071" style:font-size-asian="9.60000038146973pt" style:font-style-asian="normal" style:font-weight-asian="normal" style:font-size-complex="11pt" style:font-style-complex="normal" style:font-weight-complex="normal"/>
    </style:style>
    <style:style style:name="T161" style:family="text">
      <style:text-properties style:font-name="Times New Roman" fo:font-size="11pt" fo:language="hr" fo:country="HR" fo:font-style="normal" fo:font-weight="normal" officeooo:rsid="007b9071" style:font-size-asian="9.60000038146973pt" style:font-style-asian="normal" style:font-weight-asian="normal" style:font-size-complex="11pt" style:font-style-complex="normal" style:font-weight-complex="normal"/>
    </style:style>
    <style:style style:name="T162" style:family="text">
      <style:text-properties style:font-name="Times New Roman" fo:font-size="11pt" fo:language="hr" fo:country="HR" fo:font-style="normal" fo:font-weight="normal" officeooo:rsid="007e0b80" style:font-size-asian="9.60000038146973pt" style:font-style-asian="normal" style:font-weight-asian="normal" style:font-size-complex="11pt" style:font-style-complex="normal" style:font-weight-complex="normal"/>
    </style:style>
    <style:style style:name="T163" style:family="text">
      <style:text-properties style:font-name="Times New Roman" officeooo:rsid="00449d89"/>
    </style:style>
    <style:style style:name="T164" style:family="text">
      <style:text-properties style:font-name="Times New Roman" fo:font-size="10pt" officeooo:rsid="0045f1b9" style:font-size-asian="10pt" style:font-size-complex="10pt"/>
    </style:style>
    <style:style style:name="T165" style:family="text">
      <style:text-properties style:font-name="Times New Roman" fo:font-size="10pt" officeooo:rsid="00449d89" style:font-size-asian="10pt" style:font-size-complex="10pt"/>
    </style:style>
    <style:style style:name="T166" style:family="text">
      <style:text-properties style:font-name="Times New Roman" fo:font-size="10pt" fo:font-style="normal" officeooo:rsid="007cfbcb" style:font-size-asian="10pt" style:font-style-asian="normal" style:font-size-complex="10pt" style:font-style-complex="normal"/>
    </style:style>
    <style:style style:name="T167" style:family="text">
      <style:text-properties style:font-name="Times New Roman" fo:font-size="10pt" fo:font-style="normal" officeooo:rsid="0084c320" style:font-size-asian="10pt" style:font-style-asian="normal" style:font-size-complex="10pt" style:font-style-complex="normal"/>
    </style:style>
    <style:style style:name="T168" style:family="text">
      <style:text-properties style:font-name="Times New Roman" fo:font-size="10pt" fo:font-style="italic" officeooo:rsid="007cfbcb" style:font-size-asian="10pt" style:font-style-asian="italic" style:font-size-complex="10pt" style:font-style-complex="italic"/>
    </style:style>
    <style:style style:name="T169" style:family="text">
      <style:text-properties style:font-name="Times New Roman" fo:font-style="italic" officeooo:rsid="00449d89" style:font-style-asian="italic" style:font-style-complex="italic"/>
    </style:style>
    <style:style style:name="T170" style:family="text">
      <style:text-properties style:font-name="Times New Roman" fo:font-style="italic" officeooo:rsid="0045f1b9" style:font-style-asian="italic" style:font-style-complex="italic"/>
    </style:style>
    <style:style style:name="T171" style:family="text">
      <style:text-properties style:font-name="Times New Roman" fo:font-style="normal" officeooo:rsid="0045f1b9" style:font-style-asian="normal" style:font-style-complex="normal"/>
    </style:style>
    <style:style style:name="T172" style:family="text">
      <style:text-properties style:font-name="Times New Roman" fo:font-style="normal" officeooo:rsid="007cfbcb" style:font-style-asian="normal" style:font-style-complex="normal"/>
    </style:style>
    <style:style style:name="T173" style:family="text">
      <style:text-properties officeooo:rsid="007f7db6"/>
    </style:style>
    <style:style style:name="T174" style:family="text">
      <style:text-properties officeooo:rsid="0084c3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mulator PicoBlaze računala u JavaScriptu</text:p>
      <text:p text:style-name="P4"/>
      <text:p text:style-name="P5">Autor: Teo Samaržija</text:p>
      <text:p text:style-name="P5"/>
      <text:p text:style-name="P24"><text:span text:style-name="T3">SAŽETAK: </text:span><text:span text:style-name="T86">Autor ovog teksta bio je frustriran nedostacima postojećih simulatora malog računala PicoBlaze, te je napravio znatno drukčiji simulator PicoBlazea u programskom jeziku JavaScript. </text:span><text:span text:style-name="T87">Simulator koji je autor napravio može se pokrenuti u modernim internetskim preglednicima</text:span><text:span text:style-name="T87"><text:note text:id="ftn1" text:note-class="footnote"><text:note-citation>1</text:note-citation><text:note-body><text:p text:style-name="P2">https://flatassembler.github.io/PicoBlaze/PicoBlaze.html</text:p></text:note-body></text:note></text:span><text:span text:style-name="T87">. </text:span><text:span text:style-name="T88">U tekstu slijede detalji o tome kako je autor napravio taj svoj simulator te koje su prednosti i mane tog simulatora u usporedbi s već postojećim simulatorima. </text:span><text:span text:style-name="T105">Nisu korišteni nikakvi radni okviri (frameworksi), kod je pisan u VIM-u, za uređivanje slika korišteni su GIMP i Inkscape, za traženje pogrešaka u programu korišteni su alati za programiranje koji se dobiju uz Firefox i internetski servis LGTM. </text:span><text:span text:style-name="T120">Za formatiranje koda korišteni su Prettier (za HTML i CSS) i ClangFormat (za JavaScript).</text:span></text:p>
      <text:p text:style-name="P25"/>
      <text:p text:style-name="P21">Uvod</text:p>
      <text:p text:style-name="P13"><text:span text:style-name="T7">PicoBlaze </text:span><text:span text:style-name="T52">(od latinskog</text:span><text:span text:style-name="T106"> piccus</text:span><text:span text:style-name="T52">, rupica na igli, u prenesenom značenju </text:span><text:span text:style-name="T106">nešto maleno</text:span><text:span text:style-name="T52">, i engleskog</text:span><text:span text:style-name="T106"> blaze</text:span><text:span text:style-name="T52">, plamen)</text:span><text:span text:style-name="T88"> </text:span><text:span text:style-name="T7">je malo računalo koji proizvodi tvrtka Xilinx. </text:span><text:span text:style-name="T8">Koristi se u ugrađenim sustavima, te kao primjer jednostavnog računala na kolegiju </text:span><text:span text:style-name="T89">Arhitektura računala</text:span><text:span text:style-name="T8"> na FERIT-u.</text:span><text:span text:style-name="T7"> Njegov </text:span><text:span text:style-name="T8">je</text:span><text:span text:style-name="T7"> procesor dizajniran tako da se u cijelosti može implementirati programibilnim elektroničkim sklopovima (FPGA-ovima...), </text:span><text:span text:style-name="T8">te je pisan u programskom jeziku VHDL. PicoBlazeov procesor jako se razlikuje od procesora korištenih u stolnim računalima (koje proizvode tvrtke Intel i AMD) i procesora u mobilnim telefonima i tabletima (uglavnom ARM-ovi procesori), i potreban nam je simulator da bismo pokrenuli programe za njega na računalu na kojem programiramo, </text:span><text:span text:style-name="T9">radi testiranja ili traženja pogreške u programu</text:span><text:span text:style-name="T8">. </text:span><text:span text:style-name="T52">Simulator je program koji omogućuje računalu da se pretvara da je nekakvo drukčije računalo. Riječ</text:span><text:span text:style-name="T106"> simulator</text:span><text:span text:style-name="T52"> znači</text:span><text:span text:style-name="T106"> onaj koji kopira ili imitira</text:span><text:span text:style-name="T52">, dolazi iz latinskog i prvi put se spominje u Ovidijevim Metamorfozama </text:span><text:span text:style-name="T80">(11. poglavlje, 634. stih)</text:span><text:span text:style-name="T52">. Dolazi od</text:span><text:span text:style-name="T106"> simulare</text:span><text:span text:style-name="T52"> (pretvarati se), od </text:span><text:span text:style-name="T106">similis</text:span><text:span text:style-name="T52"> (sličan).</text:span><text:span text:style-name="T8"> PicoBlaze vjerojatno ne može pokrenuti alate za programiranje (ili možda </text:span><text:span text:style-name="T9">i</text:span><text:span text:style-name="T8"> može, ali bi </text:span><text:span text:style-name="T9">oni</text:span><text:span text:style-name="T8"> bili jako spori i nepraktični za korištenje – </text:span><text:span text:style-name="T9">daleko</text:span><text:span text:style-name="T8"> gori od alata za programiranje mobitela koji se pokreću na mobitelima), on bez korištenja pomoćnih uređaja može koristiti svega 0.25 KB </text:span><text:span text:style-name="T9">memorije za spremanje podataka</text:span><text:span text:style-name="T8"> i </text:span><text:span text:style-name="T9">9 KB-a memorije za spremanje programa. </text:span><text:span text:style-name="T10">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19"/>
      <text:p text:style-name="P22">Mane današnjih simulatora PicoBlazea</text:p>
      <text:p text:style-name="P14"><text:span text:style-name="T11">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text:span><text:span text:style-name="T12">VHDL-ovske</text:span><text:span text:style-name="T11"> </text:span><text:span text:style-name="T12">detalje</text:span><text:span text:style-name="T11">, sadrže elemente zatvorenog koda. </text:span><text:span text:style-name="T20">Dakle, to su programi za koje je ilegalno provjeravati da nisu zlonamjerni. </text:span><text:span text:style-name="T80">Upitno je mogu li nam ekonomski faktori i američki pravni sustav garantirati da Xilinxovi programi nisu Trojanski konji.</text:span></text:p>
      <text:p text:style-name="P18"><text:span text:style-name="T125">Po autoru ovog teksta, </text:span><text:span text:style-name="T126">jedna od glavnih</text:span><text:span text:style-name="T125"> mana današnjih simulatora PicoBlazea je upravo to što oni ciljaju na simuliranje PicoBlazea (i druge mekane procesore) u VHDL-ovske detalje. Da bi to napravili, simulatori moraju biti programi od po stotine ili čak i tisuće MB-a. </text:span><text:span text:style-name="T127">Ako pokušamo s interneta skinuti i na disk pohraniti na stotine MB-a ili GB-e podataka, gotovo sigurno ćemo naletjeti na neke neočekivane probleme (pucanje internetske veze zbog kojeg moramo krenuti ispočetka, greške u datotečnom sustavu koje ne bivaju očite dok ne pokušamo spremiti neku ogromnu datoteku...).</text:span></text:p>
      <text:p text:style-name="P15"><text:span text:style-name="T13">Glavna mana današnjih simulatora PicoBlazea je to što ih se na računalo mora instalirati da bi funkcionirali. Nije ih moguće pokrenuti u internetskom pro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131">/usr/bin</text:span><text:span text:style-name="T13">), a ne na HDD-u (na kojem obično ima daleko više slobodnog mjesta, </text:span><text:span text:style-name="T14">i koji se ne troši kada na njega pišemo ili brišemo s njega</text:span><text:span text:style-name="T13">). </text:span><text:span text:style-name="T14">Jedan od načina da se to riješi je postavljanje virtualne mašine čiji se virtualni tvrdi disk nalazi </text:span><text:soft-page-break/><text:span text:style-name="T14">na HDD-u, </text:span><text:span text:style-name="T15">no to je dugotrajan i kompliciran posao, a i nezgodno je čekati da se pokrene još jedan Linux kad god nam treba neki program koji nam možda često treba</text:span><text:span text:style-name="T14">.</text:span><text:span text:style-name="T13"> </text:span><text:span text:style-name="T14">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text:span><text:span text:style-name="T16">No to vrijedi samo za najjednostavnije programe pisane u C-u ili Assembleru, čak ne ni za </text:span><text:span text:style-name="T90">Hello World</text:span><text:span text:style-name="T16"> program pisan u C++-u.</text:span><text:span text:style-name="T14"> </text:span><text:span text:style-name="T15">Istina je da će program koji radi na Red Hat Linuxu </text:span><text:span text:style-name="T19">vjerojatno</text:span><text:span text:style-name="T15"> raditi </text:span><text:span text:style-name="T19">bez problema</text:span><text:span text:style-name="T15"> na Oracle Linuxu, CentOS-u i Scientific Linuxu, a </text:span><text:span text:style-name="T19">možda</text:span><text:span text:style-name="T15"> i na Fedori. </text:span><text:span text:style-name="T16">No, ako želite pokrenuti program za Red Hat Linux na Ubuntu Linuxu, Debianu ili Mint Linuxu (danas najčešće korištene verzije Linuxa), puno sreće s time. Vrijedi i obratno: programi za Debian rijetko kad se mogu jednostavno pokrenuti na Oracle Linuxu. </text:span><text:span text:style-name="T17">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text:span><text:span text:style-name="T18">I, zapravo, instalacija je ner</text:span><text:span text:style-name="T19">i</text:span><text:span text:style-name="T18">jetko najveći problem. Pokušaj da se na Oracle Linux instalira Chrome pomoću RPM datoteke skinute s Googlea </text:span><text:span text:style-name="T19">(namijenjene za Fedoru)</text:span><text:span text:style-name="T18"> dovodi do hrpe poruka o pogrešci, a, ipak, izvršna datoteka Chromiuma s AppSpota </text:span><text:span text:style-name="T19">funkcionira uz manje probleme. Programi otvorenog koda, kao što su VIM, mogu funkcionirati na mnogim verzijama Linuxa tako što se oslanjaju na compilere </text:span><text:span text:style-name="T20">i srodne alate</text:span><text:span text:style-name="T19"> prisutne na Linuxu za instalaciju. No, to za napredne PicoBlaze simulatore, kojima je barem dio koda zatvoren, nije opcija.</text:span></text:p>
      <text:p text:style-name="P16"><text:span text:style-name="T19">S</text:span><text:span text:style-name="T20">imulator PicoBlazea u JavaScriptu </text:span><text:span text:style-name="T21">otvorenog je koda, to jest, kôd je dostupan javno na GitHubu (i, budući da je web-aplikacija, ne može učiniti ništa loše računalu ukoliko se pokrene u sigurnom internetskom pregledniku),</text:span><text:span text:style-name="T20"> velik je svega 160KB, </text:span><text:span text:style-name="T21">i ne zahtijeva nikakve instalacije.</text:span></text:p>
      <text:p text:style-name="P20"/>
      <text:p text:style-name="P23">Struktura simulatora za PicoBlaze u JavaScriptu</text:p>
      <text:p text:style-name="P17"><text:span text:style-name="T22">Simulator PicoBlazea u JavaScriptu nema back-end (kôd koji se vrti na serveru), već se u cijelosti vrti u internetskom pregledniku. Njegov kôd pod</text:span><text:span text:style-name="T23">i</text:span><text:span text:style-name="T22">jeljen je u 7 datoteka, </text:span><text:span text:style-name="T24">ukupno 3'200 redaka</text:span><text:span text:style-name="T22">: </text:span></text:p>
      <text:list xml:id="list3376469589" text:style-name="L1">
        <text:list-item>
          <text:p text:style-name="P31"><text:span text:style-name="T132">PicoBlaze.html</text:span><text:span text:style-name="T22"> – </text:span><text:span text:style-name="T23">sadrži HTML k</text:span><text:span text:style-name="T21">ô</text:span><text:span text:style-name="T23">d i CSS k</text:span><text:span text:style-name="T21">ô</text:span><text:span text:style-name="T23">d te JavaScript vezan za postavljanje izgleda web-aplikacije, sintaksno bojanje asemblerskog koda, </text:span><text:span text:style-name="T24">postavljanje simulatorske niti, </text:span><text:span text:style-name="T48">komunikaciju između tokenizera, parsera, pretprocesora i asemblera (u svijetu compilera to se zove </text:span><text:span text:style-name="T104">driver</text:span><text:span text:style-name="T48">)</text:span><text:span text:style-name="T23"> te za dohvaćanje primjera asemblerskog koda s autorovoga GitHub profila. </text:span><text:span text:style-name="T24">Ta datoteka ima 1'000 redaka koda. </text:span><text:span text:style-name="T50">CSS koji se koristi je relativno primitivan (recimo, nema medijskih upita), za pozicioniranje elemenata na ekranu uglavnom se koristi JavaScript. </text:span><text:span text:style-name="T51">Iskreno, ne da mi se učiti napredni CSS kad izgleda da mogu i bez toga.</text:span></text:p>
        </text:list-item>
        <text:list-item>
          <text:p text:style-name="P31"><text:span text:style-name="T132">TreeNode.js</text:span><text:span text:style-name="T22"> – </text:span><text:span text:style-name="T24">sadrži JavaScript klasu pod nazivom </text:span><text:span text:style-name="T133">TreeNode</text:span><text:span text:style-name="T24">, koja sadrži metode vezane za evaluaciju parsiranih aritmetičkih izraza, metodu za ispis LISP-ovih izraza radi debugiranja parsera, te metode za pretragu struktura koje radi pretprocesor. </text:span><text:span text:style-name="T25">Ta datoteka ima 100 redaka koda.</text:span></text:p>
        </text:list-item>
        <text:list-item>
          <text:p text:style-name="P31"><text:span text:style-name="T132">assembler.js</text:span><text:span text:style-name="T22"> – </text:span><text:span text:style-name="T25">radi </text:span><text:span text:style-name="T26">semantičku</text:span><text:span text:style-name="T25"> provjeru </text:span><text:span text:style-name="T26">asemblerskog koda </text:span><text:span text:style-name="T27">(recimo, je li prvi argument naredbe </text:span><text:span text:style-name="T134">load</text:span><text:span text:style-name="T27"> uistinu registar)</text:span><text:span text:style-name="T25"> pomoću strukture koje radi parser te spaja strukturu koju radi parser i strukture koje radi pretprocesor u strojni kod u heksade</text:span><text:span text:style-name="T53">kadskom</text:span><text:span text:style-name="T25"> obliku. Ima 1'</text:span><text:span text:style-name="T37">05</text:span><text:span text:style-name="T25">0 redaka koda. Pretvoriti strojni kod u heksadecimalnom obliku u binarni oblik (kakav razumije PicoBlaze) nije lagano u JavaScriptu, jer </text:span><text:span text:style-name="T26">najmanja jedinica memorije koja se u JavaScriptu može adresirati jest byte, 8 bitova, a svaka naredba u strojnom kodu PicoBlazea je 18 bitova, što nije cijeli broj byteova. </text:span><text:span text:style-name="T49">Za razliku od ostalih potprograma, </text:span><text:span text:style-name="T144">assembler.js</text:span><text:span text:style-name="T49"> i </text:span><text:span text:style-name="T144">simulator.js</text:span><text:span text:style-name="T49"> svoje rezultate ne vraćaju kao povratnu vrijednost funkcije, nego ih pišu u globalne varijable.</text:span></text:p>
        </text:list-item>
        <text:list-item>
          <text:p text:style-name="P32"><text:span text:style-name="T132">parser.js</text:span><text:span text:style-name="T22"> – </text:span><text:span text:style-name="T26">Parser je dio compilera (u ovom slučaju, compilera za asemblerski jezik) </text:span><text:span text:style-name="T27">koji drugim dijelovima compilera kaže koja je riječ u programskom jeziku gramatički povezana s kojom drugoj riječi. </text:span><text:span text:style-name="T28">To radi tako što radi strukturu zvanu AST, </text:span><text:span text:style-name="T95">abstract syntax tree</text:span><text:span text:style-name="T28">, apstraktno sintaksno stablo. Kao objašnjenje zašto je to potrebno, uzmite u obzir </text:span><text:span text:style-name="T29">sljedeću</text:span><text:span text:style-name="T28"> </text:span><text:span text:style-name="T29">rečenicu iz Cezarovog </text:span><text:span text:style-name="T91">De Bello Gallico</text:span><text:span text:style-name="T29"> (koja je bila na županijskom natjecanju iz latinskog jezika 2016. godine, </text:span><text:span text:style-name="T30">6. svitak, 24. poglavlje)</text:span><text:span text:style-name="T29">:</text:span><text:span text:style-name="T91"> Ea, q</text:span><text:span text:style-name="T92">uae fertilissima totius Germaniae sunt, loca Graecis </text:span><text:span text:style-name="T93">aliquibus</text:span><text:span text:style-name="T92"> </text:span><text:span text:style-name="T123">nota</text:span><text:span text:style-name="T92"> fama esse </text:span><text:span text:style-name="T93">loquuntur</text:span><text:span text:style-name="T92">. </text:span><text:span text:style-name="T31">S kojom je riječi povezana riječ</text:span><text:span text:style-name="T92"> nota </text:span><text:span text:style-name="T31">(poznata)? </text:span><text:span text:style-name="T32">Ako znate samo malo latinskog, vjerojatno biste pomislili da je riječ </text:span><text:span text:style-name="T93">nota</text:span><text:span text:style-name="T32"> gramatički povezana s </text:span><text:span text:style-name="T93">fama</text:span><text:span text:style-name="T32"> (slava, glasina), da je to pleonazam i da riječ </text:span><text:span text:style-name="T93">nota</text:span><text:span text:style-name="T32"> treba zanemariti. No, to je krivo. Riječ </text:span><text:span text:style-name="T93">nota </text:span><text:span text:style-name="T32">povezana je s riječju </text:span><text:span text:style-name="T93">loca</text:span><text:span text:style-name="T32"> (mjesta, lokacije). </text:span><text:span text:style-name="T33">Riječ </text:span><text:span text:style-name="T94">fama </text:span><text:span text:style-name="T33">je u ablativu jednine </text:span><text:span text:style-name="T34">(ablativ je latinski padež koji odgovara hrvatskom lokativu, instrumentalu te genitivu u značenju </text:span><text:span text:style-name="T96">iz koga</text:span><text:span text:style-name="T34"> ili </text:span><text:span text:style-name="T96">iz čega</text:span><text:span text:style-name="T34">)</text:span><text:span text:style-name="T33">, a igrom slučaja na latinskom jeziku </text:span><text:span text:style-name="T35">akuzativ</text:span><text:span text:style-name="T33"> množine u drugoj deklinaciji u srednjem rodu i ablativ jednine prve deklinacije imaju isti nastavak </text:span><text:span text:style-name="T94"><text:s/></text:span><text:span text:style-name="T33">(to jest, isti su u pisanom latinskom ako ne označavamo naglaske, inače je </text:span><text:span text:style-name="T94">a</text:span><text:span text:style-name="T33"> u </text:span><text:span text:style-name="T34">nastavku u</text:span><text:span text:style-name="T94"> fama</text:span><text:span text:style-name="T33"> dugo, a u</text:span><text:span text:style-name="T94"> nota</text:span><text:span text:style-name="T33"> kratko), </text:span><text:soft-page-break/><text:span text:style-name="T33">rečenica znači:</text:span><text:span text:style-name="T94"> Kažu</text:span><text:span text:style-name="T33"> </text:span><text:span text:style-name="T94">(loqu</text:span><text:span text:style-name="T97">u</text:span><text:span text:style-name="T94">n</text:span><text:span text:style-name="T97">t</text:span><text:span text:style-name="T94">u</text:span><text:span text:style-name="T97">r)</text:span><text:span text:style-name="T33"> </text:span><text:span text:style-name="T94">da su </text:span><text:span text:style-name="T98">(esse)</text:span><text:span text:style-name="T94"> ona </text:span><text:span text:style-name="T97">(ea)</text:span><text:span text:style-name="T94"> mjesta, koja </text:span><text:span text:style-name="T97">(quae)</text:span><text:span text:style-name="T94"> su </text:span><text:span text:style-name="T97">(sunt)</text:span><text:span text:style-name="T94"> najplodnija </text:span><text:span text:style-name="T97">(fertilissima)</text:span><text:span text:style-name="T94"> u cijeloj </text:span><text:span text:style-name="T97">(totius)</text:span><text:span text:style-name="T94"> Germaniji, nekim </text:span><text:span text:style-name="T97">(aliqubus)</text:span><text:span text:style-name="T94"> Grcima </text:span><text:span text:style-name="T97">(Graecis)</text:span><text:span text:style-name="T94"> glasinom poznata.</text:span><text:span text:style-name="T33"> </text:span><text:span text:style-name="T36">Glagol</text:span><text:span text:style-name="T98"> biti</text:span><text:span text:style-name="T36"> je jednom u prezentu (</text:span><text:span text:style-name="T98">sunt</text:span><text:span text:style-name="T36">), a jednom u infinitivu (</text:span><text:span text:style-name="T98">esse</text:span><text:span text:style-name="T36">), zbog jednog nevažnog detalja iz latinske sintakse koji se zove</text:span><text:span text:style-name="T98"> akuzativ s infinitivom</text:span><text:span text:style-name="T36">. </text:span><text:span text:style-name="T44">Glagol</text:span><text:span text:style-name="T102"> loquuntur</text:span><text:span text:style-name="T44"> je takozvani deponentni glagol, morfološki je pasivan, a semantički aktivan (zato je nastavak </text:span><text:span text:style-name="T102">-untur</text:span><text:span text:style-name="T44">, a ne </text:span><text:span text:style-name="T102">-unt</text:span><text:span text:style-name="T44">). Pridjev</text:span><text:span text:style-name="T102"> totus</text:span><text:span text:style-name="T44"> </text:span><text:span text:style-name="T45">(cijeli)</text:span><text:span text:style-name="T44"> ima nepravilni genitiv jednine na</text:span><text:span text:style-name="T102"> -ius </text:span><text:span text:style-name="T44">(</text:span><text:span text:style-name="T102">totius</text:span><text:span text:style-name="T44">), kao još nekolicina latinskih pridjeva.</text:span><text:span text:style-name="T94"> </text:span><text:span text:style-name="T33">Za slučajeve kad se takve stvari dogode u programskom jeziku</text:span><text:span text:style-name="T94">, </text:span><text:span text:style-name="T33">parser bi spojio riječi </text:span><text:span text:style-name="T94">nota</text:span><text:span text:style-name="T33"> i </text:span><text:span text:style-name="T94">loca</text:span><text:span text:style-name="T33"> u </text:span><text:span text:style-name="T34">jedan</text:span><text:span text:style-name="T33"> čvor sintaksnog stabla. </text:span><text:span text:style-name="T39">Ta mi je rečenica ostala u sjećanju jer mi je profesor pričao da je ispravljao test neke učenice koja je tu rečenicu krivo prevela nešto kao</text:span><text:span text:style-name="T99"> Najplodnija Njemica...</text:span><text:span text:style-name="T39">, </text:span><text:span text:style-name="T40">no to bi se već teško </text:span><text:span text:style-name="T41">dalo</text:span><text:span text:style-name="T40"> objasniti kao rezultat pogrešnog parsiranja</text:span><text:span text:style-name="T39">. </text:span><text:span text:style-name="T46">Ta su se najplodnija mjesta u Germaniji nalazil</text:span><text:span text:style-name="T47">a</text:span><text:span text:style-name="T46"> oko nekakve šume.</text:span><text:span text:style-name="T39"> </text:span><text:span text:style-name="T43">Kasnije je u tom tekstu bilo</text:span><text:span text:style-name="T100"> Ea (tamo </text:span><text:span text:style-name="T103">= u toj šumi</text:span><text:span text:style-name="T100">) nascuntur (rađaju se) alces (sjeverni jeleni)...</text:span><text:span text:style-name="T42">, a ona je to navodno prevela s</text:span><text:span text:style-name="T100"> Ona rađa sjeverne jelene...</text:span><text:span text:style-name="T42">, </text:span><text:span text:style-name="T43">a to opet nije stvar krivog parsiranja kad po morfologiji vidimo da je</text:span><text:span text:style-name="T101"> nascuntur</text:span><text:span text:style-name="T43"> pasiv </text:span><text:span text:style-name="T46">i vidimo da je u množini</text:span><text:span text:style-name="T43">.</text:span><text:span text:style-name="T94"> </text:span><text:span text:style-name="T35">Parser za asemblerski jezik bio je mnogo lakši za napisati nego parser za AEC, moj programski jezik. </text:span><text:span text:style-name="T37">Parser za moj programski jezik</text:span><text:span text:style-name="T37"><text:note text:id="ftn2" text:note-class="footnote"><text:note-citation>2</text:note-citation><text:note-body><text:p text:style-name="P1">https://raw.githubusercontent.com/FlatAssembler/AECforWebAssembly/master/parser.cpp</text:p></text:note-body></text:note></text:span><text:span text:style-name="T37"> dugačak je 950 redaka, </text:span><text:span text:style-name="T38">dok datoteka </text:span><text:span text:style-name="T135">parser.js</text:span><text:span text:style-name="T38"> sadrži </text:span><text:span text:style-name="T40">125 redaka. </text:span><text:span text:style-name="T41">Zapravo, jedino što je nužno parsirati u asembleru za PicoBlaze jesu aritmetički izrazi. </text:span><text:span text:style-name="T54">Algoritam napisan u datoteci </text:span><text:span text:style-name="T136">parser.js</text:span><text:span text:style-name="T54"> ide ovako:</text:span></text:p>
          <text:list>
            <text:list-item>
              <text:p text:style-name="P35"><text:span text:style-name="T6">Pronađi parove otvorenih i zatvorenih zagrada </text:span><text:span text:style-name="T47">u nizu koji ti je dao tokenizer</text:span><text:span text:style-name="T6">. Parovi otvorenih i zatvorenih zagrada nalaze se, naime, u aritmetičkim izrazima te kao oznaka da je ono što se nalazi u </text:span><text:span text:style-name="T43">registru pokazivač. Kada nađeš neki par zagrada, prebaci ono između zagrada u novi niz, obriši to iz originalnog niza, i </text:span><text:span text:style-name="T44">pokreni rekurziju s novim nizom kao argumentom. Ako zagrade nisu dobro zatvorene, javi poruku o pogrešci. U parseru za svoj programski jezik </text:span><text:span text:style-name="T46">zadao sam da se i zagrade obrišu iz sintaksnog stabla. U asemblerskom jeziku za PicoBlaze to ne bi imalo smisla, budući da zagrade imaju značenje da je u registru pokazivač, pa bih si time samo zakomplicirao asembler. </text:span><text:span text:style-name="T55">Potprogram u </text:span><text:span text:style-name="T137">parser.js</text:span><text:span text:style-name="T55"> zato za svaki par zagrada umeće čvor s tekstom </text:span><text:span text:style-name="T137">()</text:span><text:span text:style-name="T55">, i njegova su djeca (polje </text:span><text:span text:style-name="T137">children</text:span><text:span text:style-name="T55"> iz klase </text:span><text:span text:style-name="T137">TreeNode</text:span><text:span text:style-name="T55">) niz koji vrati rekurzija.</text:span></text:p>
            </text:list-item>
            <text:list-item>
              <text:p text:style-name="P33"><text:span text:style-name="T55">P</text:span><text:span text:style-name="T47">rolazi kroz niz koji ti je dao tokenizer i za svaku riječ provjeri nalazi li se na popisu mnemonika (tako se tradicionalno zovu glagoli u asemblerskom jeziku</text:span><text:span text:style-name="T47"><text:note text:id="ftn3" text:note-class="footnote"><text:note-citation>3</text:note-citation><text:note-body><text:p text:style-name="P30"><text:span text:style-name="T163">Navodno se tako zovu jer ih je lakše zapamtiti </text:span><text:span text:style-name="T164">nego</text:span><text:span text:style-name="T163"> nizove nula </text:span><text:span text:style-name="T165">i</text:span><text:span text:style-name="T163"> jedinica u strojnom jeziku, od starogrčkog </text:span><text:span text:style-name="T169">μνημονικος</text:span><text:span text:style-name="T163"> (</text:span><text:span text:style-name="T169">mnemonikos</text:span><text:span text:style-name="T163">) što znači </text:span><text:span text:style-name="T170">pamćenje</text:span><text:span text:style-name="T171">. Morate se naviknuti da je informatika prepuna besmislenih imena. </text:span><text:span text:style-name="T172">Recimo, naša profesorica iz engleskog, Dragana Božić Lenar</text:span><text:span text:style-name="T166">d, kad smo krenuli </text:span><text:span text:style-name="T167">obrađivati</text:span><text:span text:style-name="T166"> lekciju o dijelovima računala, pitala nas je radimo li na </text:span><text:span text:style-name="T168">Arhitekturi računala</text:span><text:span text:style-name="T166"> i engleske nazive dijelova računala. Kad smo joj rekli da </text:span><text:span text:style-name="T167">tamo</text:span><text:span text:style-name="T166"> uglavnom radimo asemblerski jezik, ona je na to rekla: </text:span><text:span text:style-name="T168">Oh, oprostite, mislila sam da se na kolegiju koji se zove “Arhitektura računala” uči o dijelovima računala.</text:span></text:p></text:note-body></text:note></text:span><text:span text:style-name="T47">) ili pretprocesorskih direktiva. </text:span><text:span text:style-name="T63">Ti se popisi nalaze u datoteci </text:span><text:span text:style-name="T146">PicoBlaze.html</text:span><text:span text:style-name="T63">.</text:span><text:span text:style-name="T47"> Ako se riječ na koju si upravo naišao nalazi </text:span><text:span text:style-name="T63">jednom od</text:span><text:span text:style-name="T47"> </text:span><text:span text:style-name="T63">tih</text:span><text:span text:style-name="T47"> popis</text:span><text:span text:style-name="T63">a</text:span><text:span text:style-name="T47">, a </text:span><text:span text:style-name="T56">nije da je </text:span><text:span text:style-name="T47">riječ jednaka </text:span><text:span text:style-name="T145">enable</text:span><text:span text:style-name="T47"> ili </text:span><text:span text:style-name="T145">disable</text:span><text:span text:style-name="T47"> i da je dužina niza jednaka jedinici (jer </text:span><text:span text:style-name="T145">enable</text:span><text:span text:style-name="T47"> i </text:span><text:span text:style-name="T145">disable</text:span><text:span text:style-name="T47">, osim što mogu biti glagoli, mogu biti i, recimo to tako, prilozi </text:span><text:span text:style-name="T56">glagola </text:span><text:span text:style-name="T138">returni</text:span><text:span text:style-name="T47">), </text:span><text:span text:style-name="T56">premjesti sve između tog glagola i znaka za novi red (isključivo) u novi niz, pokreni rekurziju i proglasi ono što rekurzija vrati djecom čvora u kojem je taj glagol. </text:span><text:span text:style-name="T57">To funkcionira zato što svaka rečenica u asemblerskom jeziku počinje s glagolom te, osim u aritmetičkim izrazima, ne postoji lingvistička rekurzija, to jest, u asemblerskom jeziku ne postoje složene rečenice. Kao zanimljivost, neki lingvisti </text:span><text:span text:style-name="T48">(ustvari, danas možda samo Daniel Everett)</text:span><text:span text:style-name="T57"> tvrde da je pirahanski jezik, slabo dokumentirani jezik iz Brazila, takav.</text:span></text:p>
            </text:list-item>
            <text:list-item>
              <text:p text:style-name="P36"><text:span text:style-name="T6">Parsiraj aritmetičke izraze. </text:span><text:span text:style-name="T48">Prvo se baktaj s unarnim operatorima, njih se detektira kao tokeni </text:span><text:span text:style-name="T139">+</text:span><text:span text:style-name="T48"> (plus) i </text:span><text:span text:style-name="T139">–</text:span><text:span text:style-name="T48"> (minus) ispred kojih se ne nalazi ništa (prvi token u nizu), ili se ispred njih nalaze tokeni </text:span><text:span text:style-name="T139">,</text:span><text:span text:style-name="T48"> (zarez), </text:span><text:span text:style-name="T139">(</text:span><text:span text:style-name="T48"> (otvorena zagrada) ili token koji sadrži znak za novi red. Zatim konstruiraj lambda-funkciju </text:span><text:span text:style-name="T139">parseBinaryOperators</text:span><text:span text:style-name="T48"> koja prima niz operatora te prolazi </text:span><text:span text:style-name="T79">originalni</text:span><text:span text:style-name="T48"> niz u potrazi za njima, </text:span><text:span text:style-name="T58">i, kada ih nađe, njihove susjedne tokene proglašava njihovom djecom i briše iz niza. </text:span><text:span text:style-name="T79">Ta se lambda-funkcija prvo poziva za niz samo s operatorom potenciranja, </text:span><text:span text:style-name="T160">^</text:span><text:span text:style-name="T79">, jer on ima najveći prioritet, zatim se poziva za operatore množenja i dijeljenja, </text:span><text:span text:style-name="T160">*</text:span><text:span text:style-name="T79"> i </text:span><text:span text:style-name="T160">/</text:span><text:span text:style-name="T79">, te konačno za zbrajanje i oduzimanje, </text:span><text:span text:style-name="T160">+</text:span><text:span text:style-name="T79"> i </text:span><text:span text:style-name="T160">-</text:span><text:span text:style-name="T79">. </text:span><text:span text:style-name="T162">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26"><text:soft-page-break/><text:span text:style-name="T58">Na kraju bismo trebali dobiti asemblerski kod u obliku </text:span><text:span text:style-name="T59">LISP-ovog</text:span><text:span text:style-name="T58"> S-izraza, </text:span><text:span text:style-name="T59">koje JavaScript u <text:s/>datoteci </text:span><text:span text:style-name="T140">PicoBlaze.html</text:span><text:span text:style-name="T58"> </text:span><text:span text:style-name="T59">za potrebe traženja grešaka u asembleru ispisuje na preglednikovu konzolu JavaScriptinom naredbom </text:span><text:span text:style-name="T140">console.log</text:span><text:span text:style-name="T59">. </text:span><text:span text:style-name="T58">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text:span><text:span text:style-name="T59">raditi na taj način još kompliciranije.</text:span></text:p>
      <text:list xml:id="list100946801838813" text:continue-numbering="true" text:style-name="L1">
        <text:list-item>
          <text:p text:style-name="P31"><text:span text:style-name="T132">preprocessor.js</text:span><text:span text:style-name="T22"> – </text:span><text:span text:style-name="T59">Prima strukturu koju pravi parser i određuje adrese labelsa. To je znatno lakše napraviti za PicoBlaze nego za Intelove i AMD-ove (x86) procesore, jer su za PicoBlaze sve naredbe u strojnom jeziku jednake dužine </text:span><text:span text:style-name="T60">(18 bitova)</text:span><text:span text:style-name="T59">, pa možemo svaki puta kada naiđemo na mnemoniku u AST-u povećati trenutnu adresu za jedan. Za x86, taj algoritam ne bi bio točan, jer, recimo, asemblerska naredba </text:span><text:span text:style-name="T141">int 0x3</text:span><text:span text:style-name="T60"> (u doba DOS-a služila za pozivanje debuggera) ima 8 bitova (u heksadekadskom formatu je </text:span><text:span text:style-name="T141">cc</text:span><text:span text:style-name="T60">), dok</text:span><text:span text:style-name="T141"> int 0x20</text:span><text:span text:style-name="T60"> (u doba prvih verzija DOS-a služila za zatvaranje programa) ima 16 bitova (u heksadekadskom formatu je </text:span><text:span text:style-name="T141">20cd</text:span><text:span text:style-name="T60">), </text:span><text:span text:style-name="T61">a </text:span><text:span text:style-name="T142">mov rax,[3*rbx+7]</text:span><text:span text:style-name="T61"> ima 40 bitova (heksadekadski </text:span><text:span text:style-name="T142">8b485b440007</text:span><text:span text:style-name="T61">)</text:span><text:span text:style-name="T60">. </text:span><text:span text:style-name="T61">Potprogram </text:span><text:span text:style-name="T142">preprocessor.js</text:span><text:span text:style-name="T60"> </text:span><text:span text:style-name="T61">također izvršava i </text:span><text:span text:style-name="T60">sprema </text:span><text:span text:style-name="T61">rezultate</text:span><text:span text:style-name="T60"> direktiv</text:span><text:span text:style-name="T61">a</text:span><text:span text:style-name="T60"> </text:span><text:span text:style-name="T141">constant</text:span><text:span text:style-name="T60"> i </text:span><text:span text:style-name="T141">namereg</text:span><text:span text:style-name="T60"> (za preimenovanje registara u smislene nazive) </text:span><text:span text:style-name="T61">u </text:span><text:span text:style-name="T142">Map</text:span><text:span text:style-name="T61"> (klasa čiji objekti sadržavaju parove ključ-vrijednost, dostupna u standardnoj bibliote</text:span><text:span text:style-name="T62">c</text:span><text:span text:style-name="T61">i JavaScripta od vremena Internet Explorera 11). </text:span><text:span text:style-name="T62">Primijetite da se pretprocesor u kontekstu asemblera jako razlikuje od pretprocesora u kontekstu compilera. U compilerima, pretprocesor se pokreće još prije tokenizera. U asemblerima, pretprocesor se pokreće nakon parsera, ali prije jezgre asemblera. </text:span><text:span text:style-name="T49">U mnogim je asemblerima pretprocesor Turing-potpun (Turing-complete), što je rijedak slučaj u višim programskim jezicima (koliko znam, to još vrijedi jedino za PERL). </text:span><text:span text:style-name="T70">Zapravo, to se u višim programskim jezicima smatra lošim jer programske jezike ne treba moći parsirati samo compiler za taj programski jezik, nego i drugi alati za programiranje. Jedna od čestih kritika PERL-a je upravo</text:span><text:span text:style-name="T113"> Only PERL can parse PERL.</text:span><text:span text:style-name="T70">.</text:span><text:span text:style-name="T114"> </text:span><text:span text:style-name="T62">Potprogram </text:span><text:span text:style-name="T143">preprocessor.js</text:span><text:span text:style-name="T62"> ima 1</text:span><text:span text:style-name="T63">4</text:span><text:span text:style-name="T62">0 redaka.</text:span></text:p>
        </text:list-item>
        <text:list-item>
          <text:p text:style-name="P34"><text:span text:style-name="T132">simulator.js</text:span><text:span text:style-name="T22"> – </text:span><text:span text:style-name="T63">Taj se potprogram pokreće u zasebnoj dretvi kad pritisnemo tipku </text:span><text:span text:style-name="T107">play</text:span><text:span text:style-name="T63"> ili </text:span><text:span text:style-name="T107">fast forward</text:span><text:span text:style-name="T63">, </text:span><text:span text:style-name="T64">a u istoj dretvi ako pritisnemo tipku </text:span><text:span text:style-name="T108">single step</text:span><text:span text:style-name="T64">. On čita strojni kod u heksadekadskom obliku koji je u globalni objekt </text:span><text:span text:style-name="T147">machineCode</text:span><text:span text:style-name="T64"> (deklariran u </text:span><text:span text:style-name="T147">PicoBlaze.html</text:span><text:span text:style-name="T64">) upisao potprogram </text:span><text:span text:style-name="T147">assembler.js</text:span><text:span text:style-name="T64">, </text:span><text:span text:style-name="T65">te simulira PicoBlaze pišući i čitajući iz memorije (globalni objekt </text:span><text:span text:style-name="T148">memory</text:span><text:span text:style-name="T65"> tipa </text:span><text:span text:style-name="T148">Uint8Array</text:span><text:span text:style-name="T65"> deklariran u </text:span><text:span text:style-name="T148">PicoBlaze.html</text:span><text:span text:style-name="T65">), registara (niz, zvan</text:span><text:span text:style-name="T148"> registers</text:span><text:span text:style-name="T65">,</text:span><text:span text:style-name="T148"> </text:span><text:span text:style-name="T65">od dva globalna objekta tipa <text:s/></text:span><text:span text:style-name="T148">Uint8Array</text:span><text:span text:style-name="T65"> deklarirana u <text:s/></text:span><text:span text:style-name="T148">PicoBlaze.html</text:span><text:span text:style-name="T65">) </text:span><text:span text:style-name="T50">i zastavica (gloablnih nizova </text:span><text:span text:style-name="T149">flagC</text:span><text:span text:style-name="T50">, </text:span><text:span text:style-name="T149">flagZ</text:span><text:span text:style-name="T50"> te globalnih varijabli </text:span><text:span text:style-name="T149">flagIE</text:span><text:span text:style-name="T50"> i </text:span><text:span text:style-name="T149">regbank</text:span><text:span text:style-name="T50">),</text:span><text:span text:style-name="T65"> pišući u izlaze (globalni objekt </text:span><text:span text:style-name="T148">output</text:span><text:span text:style-name="T65">), čitajući, koristeći DOM, ulaze iz one tablice s 256 HTML-ovih </text:span><text:span text:style-name="T148">input</text:span><text:span text:style-name="T65">-a, te upravljajući </text:span><text:span text:style-name="T50">stogom</text:span><text:span text:style-name="T65"> </text:span><text:span text:style-name="T148">callStack</text:span><text:span text:style-name="T65">. </text:span><text:span text:style-name="T66">Potprogram </text:span><text:span text:style-name="T150">simulator.js</text:span><text:span text:style-name="T66"> ima 680 redaka. </text:span><text:span text:style-name="T71">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15">rebus sic stantibus</text:span><text:span text:style-name="T71">, danas tako nešto nije opcija ako želimo da nam web-aplikacija bude popularna. Uostalom, sigurno bih naletjeo na neke probleme vezane za komunikaciju potprograma pisanih u JavaScriptu i potprograma pisanih u mom programskom jeziku, </text:span><text:span text:style-name="T72">tako da je upitno bih li se manje namučio pišući taj simulator u svom programskom jeziku.</text:span></text:p>
        </text:list-item>
        <text:list-item>
          <text:p text:style-name="P31"><text:span text:style-name="T132">tokenizer.js</text:span><text:span text:style-name="T22"> – </text:span><text:span text:style-name="T50">Tokenizer je dio compilera koji kaže drugim dijelovima compilera gdje završava koja riječ, a gdje počinje druga, u programskom jeziku. </text:span><text:span text:style-name="T67">Riječi u programskom jeziku zovu se tokeni (engleski </text:span><text:span text:style-name="T109">token</text:span><text:span text:style-name="T67"> izvan svijeta informatike znači </text:span><text:span text:style-name="T109">oznaka</text:span><text:span text:style-name="T67">).</text:span><text:span text:style-name="T50">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10">hiragana</text:span><text:span text:style-name="T50">, </text:span><text:span text:style-name="T110">katakana</text:span><text:span text:style-name="T50"> i </text:span><text:span text:style-name="T110">kandži</text:span><text:span text:style-name="T50">. </text:span><text:span text:style-name="T110">Kandži</text:span><text:span text:style-name="T50"> su kineski znakovi i koriste se za pisanje korijena riječi. </text:span><text:span text:style-name="T110">Katakana</text:span><text:span text:style-name="T50"> je slogovno pismo koje se koristi za pisanje korijena stranih riječi ili onomatopeja. </text:span><text:span text:style-name="T110">Hiragana</text:span><text:span text:style-name="T50">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text:span><text:span text:style-name="T66"> nakon niza hiraganskih znakova, to je najčešće nova riječ. Sličan postupak za odvajanje riječi postoji u većini program</text:span><text:soft-page-break/><text:span text:style-name="T66">skih jezika. Potprogram </text:span><text:span text:style-name="T150">tokenizer.js</text:span><text:span text:style-name="T66"> ima 95 linija. Tokenizer za moj programski jezik</text:span><text:span text:style-name="T66"><text:note text:id="ftn4" text:note-class="footnote"><text:note-citation>4</text:note-citation><text:note-body><text:p text:style-name="P1">https://github.com/FlatAssembler/AECforWebAssembly/raw/master/tokenizer.cpp</text:p></text:note-body></text:note></text:span><text:span text:style-name="T66">, za usporedbu, ima 260 linija. Jedna od glavnih razlika između algoritma koji sam koristio za svoj programski jezik i algoritma koji sam koristio za PicoBlaze je ta što u PicoBlazeu nisam pokušavao zapisivati broj stupca (</text:span><text:span text:style-name="T111">column number</text:span><text:span text:style-name="T66">), jer su svi reci u asemblerskom jeziku kratki, </text:span><text:span text:style-name="T67">pa podaci o stupcima gdje počinje koji token neće previše pomoći u traženju pogreške. Također, tokenizer za moj programski jezik ne smatra znak za novi red tokenom, dok </text:span><text:span text:style-name="T68">tokenizer</text:span><text:span text:style-name="T67"> za PicoBlaze</text:span><text:span text:style-name="T68">ov asemblerski jezik</text:span><text:span text:style-name="T67"> smatra. </text:span><text:span text:style-name="T69">Tokenizer za moj programski jezik mora se brinuti o escape-sequence znakovima u stringovima (</text:span><text:span text:style-name="T151">\”</text:span><text:span text:style-name="T69">...), dok tokenizer za PicoBlazeov asembler ne mora. U compileru za moj programski jezik tokenizer zamjenjuje tokene poput </text:span><text:span text:style-name="T151">'a'</text:span><text:span text:style-name="T69"> odgovarajućim ASCII vrijednostima </text:span><text:span text:style-name="T81">(što možda i nije bila dobra ideja, jer poruke o pogreškama </text:span><text:span text:style-name="T82">tipa</text:span><text:span text:style-name="T121"> unexpected token</text:span><text:span text:style-name="T122"> </text:span><text:span text:style-name="T81">zbog toga mogu biti nejasne)</text:span><text:span text:style-name="T69">, u asembleru za PicoBlaze to radi potprogram </text:span><text:span text:style-name="T151">TreeNode.js</text:span><text:span text:style-name="T69">.</text:span></text:p>
        </text:list-item>
      </text:list>
      <text:p text:style-name="P12"><text:span text:style-name="T6">Osim tih datoteka, u GitHub repozitoriju nalaze se slike napravljene u GIMP-u (Linuxov Paint) i Inkscapeu (Linuxov Publisher) te primjeri programa za PicoBlaze koje je moguće dohvatiti klikajući na </text:span><text:span text:style-name="T85">examplese</text:span><text:span text:style-name="T6">. </text:span><text:span text:style-name="T73">Slike koje predstavljaju </text:span><text:span text:style-name="T116">play</text:span><text:span text:style-name="T73">, </text:span><text:span text:style-name="T116">pause</text:span><text:span text:style-name="T73">, </text:span><text:span text:style-name="T116">stop</text:span><text:span text:style-name="T73">, </text:span><text:span text:style-name="T116">fast forward</text:span><text:span text:style-name="T73"> i </text:span><text:span text:style-name="T116">single step</text:span><text:span text:style-name="T73"> su u SVG formatu i uređivane u Inkscapeu. </text:span><text:span text:style-name="T75">Ikona za </text:span><text:span text:style-name="T117">Assembler Test</text:span><text:span text:style-name="T75"> u GIF je formatu i uređivana u GIMP-u. Pozadina je fotografija PicoBlaze računala koju je profesor Ivan Aleksi uključio u svoju prezentaciju, posvijetljena u GIMP-u i spremljena kao GIF.</text:span></text:p>
      <text:p text:style-name="P6"/>
      <text:p text:style-name="P29"><text:span text:style-name="T129">P</text:span><text:span text:style-name="T125">rimjeri programa za PicoBlaze</text:span></text:p>
      <text:p text:style-name="P11"><text:span text:style-name="T74">Web-aplikacija nudi tri primjera programa za PicoBlaze. Prvi se zove </text:span><text:span text:style-name="T118">Fibonacci Sequence</text:span><text:span text:style-name="T74">. On ispisuje Fibonaccijeve brojeve koji stanu u jedan byte (koliko su veliki PicoBlazeovi registri, svih 32), dakle, manje od 256. One koje se mogu prikazati u BCD (</text:span><text:span text:style-name="T118">binary coded decimal</text:span><text:span text:style-name="T74">, tako se u 8 bitova mogu prikazati brojevi manji od 100) formatu tako i ispisuje, a, one koji se ne mogu, ispisuje u heksadekadskom formatu. Također koristi bitovne operacije da bi izbrojao koliko ima jedinica u binarnom zapisu svakog od tih brojeva. </text:span><text:span text:style-name="T53">Kad završi, javlja da je završio naredbom </text:span><text:span text:style-name="T152">return</text:span><text:span text:style-name="T53">, što ne bi prošlo na pravom PicoBlazeu. Da bi ispisao broj u novi red, on ispisuje na port sa sljedećom adresom, što na pravom PicoBlazeu isto ne bi prošlo. </text:span><text:span text:style-name="T74">Ima 116 redaka, uključujući brojne komentare. </text:span><text:span text:style-name="T75">Program </text:span><text:span text:style-name="T117">Gray Code</text:span><text:span text:style-name="T75"> koristi bitovne operacije da bi binarne brojeve pretvarao u i iz Grayevog koda. To je način kodiranja brojeva koji se često koristi u digitalnoj elektronici, ima svojstvo da se susjedni brojevi razlikuju samo u jednoj binarnoj znamenki. Recimo, brojanje od </text:span><text:span text:style-name="T76">0</text:span><text:span text:style-name="T75"> do 10 u binarnom sustavu ide (promijenjene znamenke u susjednim brojevima su boldirane, a lijeve nule, koje nije potrebno pisati, u zagradama su): (000)0, (000)</text:span><text:span text:style-name="T4">1</text:span><text:span text:style-name="T75">, (00)</text:span><text:span text:style-name="T4">10</text:span><text:span text:style-name="T75">, (00)1</text:span><text:span text:style-name="T4">1</text:span><text:span text:style-name="T75">, (0)</text:span><text:span text:style-name="T4">100</text:span><text:span text:style-name="T75">,</text:span><text:span text:style-name="T4"> </text:span><text:span text:style-name="T75">(0)10</text:span><text:span text:style-name="T4">1</text:span><text:span text:style-name="T75">, (0)1</text:span><text:span text:style-name="T4">10</text:span><text:span text:style-name="T75">, (0)11</text:span><text:span text:style-name="T4">1</text:span><text:span text:style-name="T75">, </text:span><text:span text:style-name="T4">1000</text:span><text:span text:style-name="T75">, 100</text:span><text:span text:style-name="T4">1</text:span><text:span text:style-name="T75">, 10</text:span><text:span text:style-name="T4">10</text:span><text:span text:style-name="T75">. </text:span><text:span text:style-name="T76">U Grayevom kodu ti brojevi su: (000)0, (000)</text:span><text:span text:style-name="T5">1</text:span><text:span text:style-name="T76">, (00)</text:span><text:span text:style-name="T5">1</text:span><text:span text:style-name="T76">1, (00)1</text:span><text:span text:style-name="T5">0</text:span><text:span text:style-name="T76">, (0)</text:span><text:span text:style-name="T5">1</text:span><text:span text:style-name="T76">10, (0)11</text:span><text:span text:style-name="T5">1</text:span><text:span text:style-name="T76">, (0)1</text:span><text:span text:style-name="T5">0</text:span><text:span text:style-name="T76">1, (0)10</text:span><text:span text:style-name="T5">0</text:span><text:span text:style-name="T76">, </text:span><text:span text:style-name="T5">1</text:span><text:span text:style-name="T76">100, 110</text:span><text:span text:style-name="T5">1</text:span><text:span text:style-name="T76">, 11</text:span><text:span text:style-name="T5">1</text:span><text:span text:style-name="T76">1. To svojstvo je korisno jer ne moramo računati na to da su računala koja izmjenjuju poruke potpuno sinkronizirana, da jedno računalo počne čitati broj sa žice tek kad ga je drugo računalo već dovršilo mijenjati. Taj program koristi algoritam opisan na engleskoj Wikipediji, </text:span><text:span text:style-name="T53">te se vrti u beskonačnoj petlji čitajući s ulaza. Ima 25 redaka.</text:span><text:span text:style-name="T76"> Program </text:span><text:span text:style-name="T119">Assembler Test</text:span><text:span text:style-name="T76"> je besmislen program koji koristi sve naredbe koje podržava assembler za PicoBlaze, da bude lakše testirati as</text:span><text:span text:style-name="T78">s</text:span><text:span text:style-name="T76">embler. </text:span><text:span text:style-name="T84">Ako se pokrene u simulatoru, vrti se u beskona</text:span><text:span text:style-name="T83">čnoj petlji.</text:span><text:span text:style-name="T76"> </text:span><text:span text:style-name="T53">Ima 83 reda.</text:span></text:p>
      <text:p text:style-name="P7"/>
      <text:p text:style-name="P27"><text:span text:style-name="T124">Mane </text:span><text:span text:style-name="T130">simuliranja</text:span><text:span text:style-name="T124"> PicoBlazea u JavaScriptu</text:span></text:p>
      <text:p text:style-name="P9"><text:span text:style-name="T69">Naravno, taj simulator PicoBlazea što sam ga napravio u JavaScriptu ima i svoje nedostatke naspram </text:span><text:span text:style-name="T112">fully-featured</text:span><text:span text:style-name="T69">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text:span><text:span text:style-name="T51">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70">Treća je mana što je nemoguće napraviti realistič</text:span><text:span text:style-name="T77">n</text:span><text:span text:style-name="T70">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Iako moj simulator nije dostatan za neke potrebe, smatram da je dostatan za potrebe studenata i da će ih spasiti </text:span><text:span text:style-name="T113">hasslea</text:span><text:span text:style-name="T70"> instal</text:span><text:span text:style-name="T71">acije</text:span><text:span text:style-name="T70"> naprednijih simulatora.</text:span></text:p>
      <text:p text:style-name="P8"/>
      <text:p text:style-name="P28"><text:soft-page-break/><text:span text:style-name="T128">Z</text:span><text:span text:style-name="T125">ahvale</text:span></text:p>
      <text:p text:style-name="P10"><text:span text:style-name="T71">Posebno zahvaljujem profesoru Ivanu Aleksiju što me je potakao da ovo napravim </text:span><text:span text:style-name="T74">i što je sakupio informacije na internetu potrebne za to</text:span><text:span text:style-name="T71">. Zahvaljujem i programerima koji su napravili internetski servis LGTM, statički analizer za JavaScript koji me je upozorio na neke greške koje sam napravio. JavaScript je relativno loš programski jezik i takvi su alati korisni.</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Marathi1" svg:font-family="'Lohit Marathi'"/>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Tahoma" style:font-size-asian="10.5pt" style:language-asian="zh" style:country-asian="CN" style:font-name-complex="Lohit Marath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duration>PT3H14M14S</meta:editing-duration>
    <meta:editing-cycles>37</meta:editing-cycles>
    <meta:generator>LibreOffice/6.4.4.2$Linux_X86_64 LibreOffice_project/3d775be2011f3886db32dfd395a6a6d1ca2630ff</meta:generator>
    <dc:date>2020-11-17T10:09:15.127804403</dc:date>
    <meta:document-statistic meta:table-count="0" meta:image-count="0" meta:object-count="0" meta:page-count="6" meta:paragraph-count="34" meta:word-count="3893" meta:character-count="25726" meta:non-whitespace-character-count="21863"/>
  </office:meta>
</office:document-meta>
</file>